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D400001A8600001A86749026CA.wmf"/>
  <manifest:file-entry manifest:media-type="" manifest:full-path="Pictures/2000019400001A8600001A869FE057C8.wmf"/>
  <manifest:file-entry manifest:media-type="" manifest:full-path="Pictures/2000037900001A8600001A8636B31C5A.wmf"/>
  <manifest:file-entry manifest:media-type="" manifest:full-path="Pictures/200003CA00001A8600001A86AC9179A3.wm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marker-start="Arrow" draw:marker-start-width="0.2cm" draw:marker-end="Arrow" draw:marker-end-width="0.2cm"/>
    </style:style>
    <style:style style:name="gr4" style:family="graphic" style:parent-style-name="standard">
      <style:graphic-properties draw:stroke="solid" svg:stroke-color="#000000" draw:fill="none" draw:fill-color="#ffffff" fo:min-height="0.5cm" fo:padding-left="0.16cm"/>
    </style:style>
    <style:style style:name="gr5" style:family="graphic" style:parent-style-name="standard">
      <style:graphic-properties draw:stroke="dash" draw:stroke-dash="Fine_20_Dashed_20__28_var_29_"/>
    </style:style>
    <style:style style:name="gr6" style:family="graphic" style:parent-style-name="standard">
      <style:graphic-properties draw:marker-start="Arrow" draw:marker-start-width="0.2cm" draw:marker-end="" draw:marker-end-width="0.1cm"/>
    </style:style>
    <style:style style:name="gr7" style:family="graphic" style:parent-style-name="standard">
      <style:graphic-properties draw:stroke="solid" draw:stroke-dash="Fine_20_Dashed_20__28_var_29_"/>
    </style:style>
    <style:style style:name="gr8" style:family="graphic" style:parent-style-name="standard">
      <style:graphic-properties draw:stroke="solid" draw:stroke-dash="Fine_20_Dashed_20__28_var_29_" draw:marker-start="Arrow" draw:marker-start-width="0.2cm"/>
    </style:style>
    <style:style style:name="gr9" style:family="graphic" style:parent-style-name="standard">
      <style:graphic-properties draw:stroke="dash" draw:stroke-dash="Fine_20_Dashed_20__28_var_29_" draw:marker-start="Arrow" draw:marker-start-width="0.2cm"/>
    </style:style>
    <style:style style:name="gr10" style:family="graphic" style:parent-style-name="standard">
      <style:graphic-properties draw:marker-start="Arrow" draw:marker-start-width="0.2cm"/>
    </style:style>
    <style:style style:name="gr11" style:family="graphic" style:parent-style-name="standard">
      <style:graphic-properties draw:stroke="dash" draw:stroke-dash="Fine_20_Dashed_20__28_var_29_" draw:marker-end="Arrow" draw:marker-end-width="0.2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fo:min-height="0.5cm" fo:padding-left="0cm"/>
    </style:style>
    <style:style style:name="gr13" style:family="graphic" style:parent-style-name="standard">
      <style:graphic-properties draw:stroke="none" svg:stroke-color="#000000" draw:fill="none" draw:fill-color="#ffffff" fo:min-height="0.5cm" fo:padding-left="0.05cm"/>
    </style:style>
    <style:style style:name="gr14" style:family="graphic" style:parent-style-name="standard">
      <style:graphic-properties draw:marker-end="Arrow" draw:marker-end-width="0.2cm"/>
    </style:style>
    <style:style style:name="gr15" style:family="graphic" style:parent-style-name="standard">
      <style:graphic-properties draw:stroke="none" svg:stroke-color="#000000" draw:fill="solid" draw:fill-color="#ffffff" fo:min-height="0.5cm" fo:padding-left="0.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fo:min-height="0.5cm" fo:padding-left="0cm"/>
    </style:style>
    <style:style style:name="gr17" style:family="graphic" style:parent-style-name="standard">
      <style:graphic-properties draw:stroke="none" svg:stroke-color="#000000" draw:fill="none" draw:fill-color="#ffffff" draw:textarea-horizontal-align="right" fo:min-height="0.5cm" fo:padding-left="0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top" fo:min-height="0.25cm" fo:padding-top="0.1cm" fo:padding-left="0cm"/>
    </style:style>
    <style:style style:name="gr19" style:family="graphic" style:parent-style-name="standard">
      <style:graphic-properties draw:stroke="solid" svg:stroke-color="#000000" draw:fill="none" draw:fill-color="#ffffff" fo:min-height="0.4cm" fo:padding-bottom="0.1cm" fo:padding-left="0.2cm"/>
    </style:style>
    <style:style style:name="gr20" style:family="graphic" style:parent-style-name="standard">
      <style:graphic-properties draw:stroke="solid" svg:stroke-color="#000000" draw:fill="none" draw:fill-color="#ffffff" fo:min-height="0.4cm" fo:padding-bottom="0.1cm" fo:padding-left="0.15cm"/>
    </style:style>
    <style:style style:name="gr21" style:family="graphic" style:parent-style-name="standard">
      <style:graphic-properties draw:stroke="solid" svg:stroke-color="#000000" draw:fill="none" draw:fill-color="#ffffff" fo:min-height="0.4cm" fo:padding-bottom="0.1cm" fo:padding-left="0.16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 fo:padding-left="0.1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fo:min-height="0.5cm" fo:padding-left="0cm"/>
    </style:style>
    <style:style style:name="gr24" style:family="graphic" style:parent-style-name="standard">
      <style:graphic-properties svg:stroke-width="0.05cm" draw:marker-start-width="0.18cm" draw:marker-end="Arrow" draw:marker-end-width="0.2cm" fo:padding-top="0.025cm" fo:padding-bottom="0.025cm" fo:padding-left="0.225cm" fo:padding-right="0.025cm"/>
    </style:style>
    <style:style style:name="gr25" style:family="graphic" style:parent-style-name="standard">
      <style:graphic-properties svg:stroke-width="0.05cm" draw:marker-start-width="0.275cm" draw:marker-end="" draw:marker-end-width="0.2cm" draw:fill="none" draw:fill-color="#000000" fo:padding-top="0.025cm" fo:padding-bottom="0.025cm" fo:padding-left="0.225cm" fo:padding-right="0.025cm"/>
    </style:style>
    <style:style style:name="gr26" style:family="graphic" style:parent-style-name="standard">
      <style:graphic-properties svg:stroke-width="0.07cm" draw:marker-start-width="0.305cm" draw:marker-end-width="0.305cm" draw:fill="none" draw:textarea-horizontal-align="center" draw:textarea-vertical-align="middle" fo:padding-top="0.035cm" fo:padding-bottom="0.035cm" fo:padding-left="0.035cm" fo:padding-right="0.035cm"/>
    </style:style>
    <style:style style:name="gr27" style:family="graphic" style:parent-style-name="standard">
      <style:graphic-properties svg:stroke-width="0.05cm" draw:marker-start-width="0.275cm" draw:marker-end="Arrow" draw:marker-end-width="0.2cm" draw:fill="none" draw:fill-color="#000000" fo:padding-top="0.025cm" fo:padding-bottom="0.025cm" fo:padding-left="0.225cm" fo:padding-right="0.025cm"/>
    </style:style>
    <style:style style:name="gr28" style:family="graphic" style:parent-style-name="standard">
      <style:graphic-properties draw:fill="solid" draw:fill-color="#ffffff"/>
    </style:style>
    <style:style style:name="gr29" style:family="graphic" style:parent-style-name="standard">
      <style:graphic-properties draw:fill="solid" draw:fill-color="#ffffff" draw:textarea-horizontal-align="center" draw:textarea-vertical-align="middle" fo:padding-left="0cm"/>
    </style:style>
    <style:style style:name="gr30" style:family="graphic" style:parent-style-name="standard">
      <style:graphic-properties draw:fill="solid" draw:fill-color="#ffffff" draw:textarea-horizontal-align="center" draw:textarea-vertical-align="middle" draw:fit-to-size="false" draw:fit-to-contour="false" fo:padding-left="0cm"/>
    </style:style>
    <style:style style:name="gr31" style:family="graphic" style:parent-style-name="standard">
      <style:graphic-properties draw:fill="none" draw:fill-color="#000000" draw:textarea-vertical-align="middle" draw:auto-grow-height="false" fo:min-height="0.749cm" fo:min-width="0.499cm"/>
    </style:style>
    <style:style style:name="gr32" style:family="graphic" style:parent-style-name="standard">
      <style:graphic-properties draw:stroke="none" draw:fill="none" draw:fill-color="#ffffff" draw:textarea-horizontal-align="center" draw:textarea-vertical-align="middle" draw:auto-grow-width="true" fo:min-height="0.555cm" fo:min-width="1.038cm" fo:padding-left="0cm"/>
    </style:style>
    <style:style style:name="gr33" style:family="graphic" style:parent-style-name="standard">
      <style:graphic-properties draw:stroke="none" draw:fill="none" draw:fill-color="#ffffff" draw:textarea-horizontal-align="center" draw:textarea-vertical-align="middle" draw:auto-grow-width="true" fo:min-height="0.556cm" fo:min-width="1.343cm" fo:padding-left="0cm"/>
    </style:style>
    <style:style style:name="gr34" style:family="graphic" style:parent-style-name="standard">
      <style:graphic-properties svg:stroke-width="0.05cm" draw:marker-start-width="0.18cm" draw:marker-end="Arrow" draw:marker-end-width="0.2cm" draw:fill="none" draw:fill-color="#000000" fo:padding-top="0.025cm" fo:padding-bottom="0.025cm" fo:padding-left="0.225cm" fo:padding-right="0.025cm"/>
    </style:style>
    <style:style style:name="gr35" style:family="graphic" style:parent-style-name="standard">
      <style:graphic-properties draw:fill="solid" draw:fill-color="#ffffff" draw:textarea-horizontal-align="center" draw:textarea-vertical-align="middle" draw:fit-to-size="false" fo:padding-left="0cm"/>
    </style:style>
    <style:style style:name="gr36" style:family="graphic" style:parent-style-name="standard">
      <style:graphic-properties draw:stroke="none" draw:fill="none" draw:fill-color="#ffffff" draw:textarea-horizontal-align="center" draw:textarea-vertical-align="middle" draw:auto-grow-width="true" fo:min-height="0.555cm" fo:min-width="2.191cm" fo:padding-left="0cm"/>
    </style:style>
    <style:style style:name="gr37" style:family="graphic" style:parent-style-name="standard">
      <style:graphic-properties svg:stroke-width="0.07cm" draw:marker-start-width="0.305cm" draw:marker-end-width="0.305cm" draw:fill="none" draw:textarea-horizontal-align="center" draw:textarea-vertical-align="middle" fo:padding-top="0.035cm" fo:padding-bottom="0.035cm" fo:padding-left="0.035cm" fo:padding-right="0.035cm"/>
    </style:style>
    <style:style style:name="gr38" style:family="graphic" style:parent-style-name="standard">
      <style:graphic-properties svg:stroke-width="0.05cm" draw:marker-start-width="0.275cm" draw:marker-end="Arrow" draw:marker-end-width="0.2cm" fo:padding-top="0.025cm" fo:padding-bottom="0.025cm" fo:padding-left="0.225cm" fo:padding-right="0.025cm"/>
    </style:style>
    <style:style style:name="gr39" style:family="graphic" style:parent-style-name="standard">
      <style:graphic-properties svg:stroke-width="0.05cm" draw:marker-start-width="0.275cm" draw:marker-end-width="0.275cm" fo:padding-top="0.025cm" fo:padding-bottom="0.025cm" fo:padding-left="0.225cm" fo:padding-right="0.025cm"/>
    </style:style>
    <style:style style:name="gr40" style:family="graphic" style:parent-style-name="standard">
      <style:graphic-properties draw:stroke="none" draw:fill="none" draw:fill-color="#ffffff" draw:textarea-horizontal-align="center" draw:textarea-vertical-align="middle" draw:auto-grow-width="true" fo:min-height="0.556cm" fo:min-width="2.814cm" fo:padding-left="0cm"/>
    </style:style>
    <style:style style:name="gr41" style:family="graphic" style:parent-style-name="standard">
      <style:graphic-properties draw:stroke="none" draw:fill="none" draw:fill-color="#ffffff" draw:textarea-horizontal-align="center" draw:textarea-vertical-align="middle" draw:auto-grow-width="true" fo:min-height="0.556cm" fo:min-width="1.038cm" fo:padding-left="0cm"/>
    </style:style>
    <style:style style:name="gr42" style:family="graphic" style:parent-style-name="standard">
      <style:graphic-properties draw:stroke="none" draw:fill="none" draw:fill-color="#ffffff" draw:textarea-horizontal-align="center" draw:textarea-vertical-align="middle" draw:auto-grow-width="true" fo:min-height="0.556cm" fo:min-width="1.861cm" fo:padding-left="0cm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4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fit-to-size="false" fo:padding-top="0.025cm" fo:padding-bottom="0.025cm" fo:padding-left="0.025cm" fo:padding-right="0.025cm"/>
    </style:style>
    <style:style style:name="gr46" style:family="graphic" style:parent-style-name="standard">
      <style:graphic-properties svg:stroke-width="0.05cm" draw:marker-start-width="0.18cm" draw:marker-end-width="0.18cm" fo:padding-top="0.025cm" fo:padding-bottom="0.025cm" fo:padding-left="0.225cm" fo:padding-right="0.025cm"/>
    </style:style>
    <style:style style:name="gr47" style:family="graphic" style:parent-style-name="standard">
      <style:graphic-properties draw:marker-start="Arrow" draw:marker-start-width="0.2cm" draw:marker-end="Arrow" draw:marker-end-width="0.2cm"/>
    </style:style>
    <style:style style:name="gr48" style:family="graphic" style:parent-style-name="standard">
      <style:graphic-properties draw:stroke="none" svg:stroke-color="#000000" draw:fill="none" draw:fill-color="#ffffff" draw:auto-grow-width="true" fo:min-height="0.5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7pt" style:font-size-asian="7pt" style:font-size-complex="7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-20% 75%" fo:font-size="8pt" style:font-size-asian="8pt" style:font-size-complex="8pt"/>
    </style:style>
    <style:style style:name="T6" style:family="text">
      <style:text-properties style:text-position="30% 100%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text-position="sub 75%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5cm" svg:x2="11.5cm" svg:y2="5cm">
          <text:p/>
        </draw:line>
        <draw:line draw:style-name="gr1" draw:text-style-name="P1" draw:layer="layout" svg:x1="10.5cm" svg:y1="5cm" svg:x2="10.5cm" svg:y2="6cm">
          <text:p/>
        </draw:line>
        <draw:line draw:style-name="gr1" draw:text-style-name="P1" draw:layer="layout" svg:x1="10.5cm" svg:y1="5.5cm" svg:x2="9.5cm" svg:y2="5.5cm">
          <text:p/>
        </draw:line>
        <draw:line draw:style-name="gr1" draw:text-style-name="P1" draw:layer="layout" svg:x1="10.5cm" svg:y1="6cm" svg:x2="11.5cm" svg:y2="6cm">
          <text:p/>
        </draw:line>
        <draw:frame draw:style-name="gr2" draw:text-style-name="P3" draw:layer="layout" svg:width="1cm" svg:height="0.5cm" svg:x="10.5cm" svg:y="4.5cm">
          <draw:text-box>
            <text:p text:style-name="P2"><text:span text:style-name="T1">H00</text:span></text:p>
          </draw:text-box>
        </draw:frame>
        <draw:frame draw:style-name="gr2" draw:text-style-name="P3" draw:layer="layout" svg:width="1cm" svg:height="0.5cm" svg:x="10.5cm" svg:y="5.5cm">
          <draw:text-box>
            <text:p text:style-name="P2"><text:span text:style-name="T1">I11</text:span></text:p>
          </draw:text-box>
        </draw:frame>
        <draw:frame draw:style-name="gr2" draw:text-style-name="P3" draw:layer="layout" svg:width="1cm" svg:height="0.5cm" svg:x="9.5cm" svg:y="5cm">
          <draw:text-box>
            <text:p text:style-name="P2"><text:span text:style-name="T1">D00</text:span></text:p>
          </draw:text-box>
        </draw:frame>
        <draw:line draw:style-name="gr1" draw:text-style-name="P1" draw:layer="layout" svg:x1="10.5cm" svg:y1="6.5cm" svg:x2="11.5cm" svg:y2="6.5cm">
          <text:p/>
        </draw:line>
        <draw:line draw:style-name="gr1" draw:text-style-name="P1" draw:layer="layout" svg:x1="10.5cm" svg:y1="6.5cm" svg:x2="10.5cm" svg:y2="7.5cm">
          <text:p/>
        </draw:line>
        <draw:line draw:style-name="gr1" draw:text-style-name="P1" draw:layer="layout" svg:x1="10.5cm" svg:y1="7cm" svg:x2="9.5cm" svg:y2="7cm">
          <text:p/>
        </draw:line>
        <draw:line draw:style-name="gr1" draw:text-style-name="P1" draw:layer="layout" svg:x1="10.5cm" svg:y1="7.5cm" svg:x2="11.5cm" svg:y2="7.5cm">
          <text:p/>
        </draw:line>
        <draw:frame draw:style-name="gr2" draw:text-style-name="P3" draw:layer="layout" svg:width="1cm" svg:height="0.5cm" svg:x="10.5cm" svg:y="6cm">
          <draw:text-box>
            <text:p text:style-name="P2"><text:span text:style-name="T1">J10</text:span></text:p>
          </draw:text-box>
        </draw:frame>
        <draw:frame draw:style-name="gr2" draw:text-style-name="P3" draw:layer="layout" svg:width="1cm" svg:height="0.5cm" svg:x="10.5cm" svg:y="7cm">
          <draw:text-box>
            <text:p text:style-name="P2"><text:span text:style-name="T1">K01</text:span></text:p>
          </draw:text-box>
        </draw:frame>
        <draw:frame draw:style-name="gr2" draw:text-style-name="P3" draw:layer="layout" svg:width="1cm" svg:height="0.5cm" svg:x="9.5cm" svg:y="6.5cm">
          <draw:text-box>
            <text:p text:style-name="P2"><text:span text:style-name="T1">E11</text:span></text:p>
          </draw:text-box>
        </draw:frame>
        <draw:line draw:style-name="gr1" draw:text-style-name="P1" draw:layer="layout" svg:x1="10.5cm" svg:y1="8cm" svg:x2="11.5cm" svg:y2="8cm">
          <text:p/>
        </draw:line>
        <draw:line draw:style-name="gr1" draw:text-style-name="P1" draw:layer="layout" svg:x1="10.5cm" svg:y1="8cm" svg:x2="10.5cm" svg:y2="9cm">
          <text:p/>
        </draw:line>
        <draw:line draw:style-name="gr1" draw:text-style-name="P1" draw:layer="layout" svg:x1="10.5cm" svg:y1="8.5cm" svg:x2="9.5cm" svg:y2="8.5cm">
          <text:p/>
        </draw:line>
        <draw:line draw:style-name="gr1" draw:text-style-name="P1" draw:layer="layout" svg:x1="10.5cm" svg:y1="9cm" svg:x2="11.5cm" svg:y2="9cm">
          <text:p/>
        </draw:line>
        <draw:frame draw:style-name="gr2" draw:text-style-name="P3" draw:layer="layout" svg:width="1cm" svg:height="0.5cm" svg:x="10.5cm" svg:y="7.5cm">
          <draw:text-box>
            <text:p text:style-name="P2"><text:span text:style-name="T1">h11</text:span></text:p>
          </draw:text-box>
        </draw:frame>
        <draw:frame draw:style-name="gr2" draw:text-style-name="P3" draw:layer="layout" svg:width="1cm" svg:height="0.5cm" svg:x="10.5cm" svg:y="8.5cm">
          <draw:text-box>
            <text:p text:style-name="P2"><text:span text:style-name="T1">i00</text:span></text:p>
          </draw:text-box>
        </draw:frame>
        <draw:frame draw:style-name="gr2" draw:text-style-name="P3" draw:layer="layout" svg:width="1cm" svg:height="0.5cm" svg:x="9.5cm" svg:y="8cm">
          <draw:text-box>
            <text:p text:style-name="P2"><text:span text:style-name="T1">F10</text:span></text:p>
          </draw:text-box>
        </draw:frame>
        <draw:line draw:style-name="gr1" draw:text-style-name="P1" draw:layer="layout" svg:x1="10.5cm" svg:y1="9.5cm" svg:x2="11.5cm" svg:y2="9.5cm">
          <text:p/>
        </draw:line>
        <draw:line draw:style-name="gr1" draw:text-style-name="P1" draw:layer="layout" svg:x1="10.5cm" svg:y1="9.5cm" svg:x2="10.5cm" svg:y2="10.5cm">
          <text:p/>
        </draw:line>
        <draw:line draw:style-name="gr1" draw:text-style-name="P1" draw:layer="layout" svg:x1="10.5cm" svg:y1="10cm" svg:x2="9.5cm" svg:y2="10cm">
          <text:p/>
        </draw:line>
        <draw:line draw:style-name="gr1" draw:text-style-name="P1" draw:layer="layout" svg:x1="10.5cm" svg:y1="10.5cm" svg:x2="11.5cm" svg:y2="10.5cm">
          <text:p/>
        </draw:line>
        <draw:frame draw:style-name="gr2" draw:text-style-name="P3" draw:layer="layout" svg:width="1cm" svg:height="0.5cm" svg:x="10.5cm" svg:y="9cm">
          <draw:text-box>
            <text:p text:style-name="P2"><text:span text:style-name="T1">j01</text:span></text:p>
          </draw:text-box>
        </draw:frame>
        <draw:frame draw:style-name="gr2" draw:text-style-name="P3" draw:layer="layout" svg:width="1cm" svg:height="0.5cm" svg:x="10.5cm" svg:y="10cm">
          <draw:text-box>
            <text:p text:style-name="P2"><text:span text:style-name="T1">k10</text:span></text:p>
          </draw:text-box>
        </draw:frame>
        <draw:frame draw:style-name="gr2" draw:text-style-name="P3" draw:layer="layout" svg:width="1cm" svg:height="0.5cm" svg:x="9.5cm" svg:y="9.5cm">
          <draw:text-box>
            <text:p text:style-name="P2"><text:span text:style-name="T1">G01</text:span></text:p>
          </draw:text-box>
        </draw:frame>
        <draw:line draw:style-name="standard" draw:text-style-name="P1" draw:layer="layout" svg:x1="9.5cm" svg:y1="5.5cm" svg:x2="9.5cm" svg:y2="7cm">
          <text:p/>
        </draw:line>
        <draw:line draw:style-name="standard" draw:text-style-name="P1" draw:layer="layout" svg:x1="9.5cm" svg:y1="8.5cm" svg:x2="9.5cm" svg:y2="10cm">
          <text:p/>
        </draw:line>
        <draw:line draw:style-name="standard" draw:text-style-name="P1" draw:layer="layout" svg:x1="9.5cm" svg:y1="6.2cm" svg:x2="8.5cm" svg:y2="6.2cm">
          <text:p/>
        </draw:line>
        <draw:line draw:style-name="standard" draw:text-style-name="P1" draw:layer="layout" svg:x1="9.5cm" svg:y1="9.2cm" svg:x2="8.5cm" svg:y2="9.2cm">
          <text:p/>
        </draw:line>
        <draw:line draw:style-name="standard" draw:text-style-name="P1" draw:layer="layout" svg:x1="8.5cm" svg:y1="9.2cm" svg:x2="8.5cm" svg:y2="6.2cm">
          <text:p/>
        </draw:line>
        <draw:frame draw:style-name="gr2" draw:text-style-name="P3" draw:layer="layout" svg:width="1cm" svg:height="0.5cm" svg:x="8.5cm" svg:y="5.7cm">
          <draw:text-box>
            <text:p text:style-name="P2"><text:span text:style-name="T1">B00</text:span></text:p>
          </draw:text-box>
        </draw:frame>
        <draw:frame draw:style-name="gr2" draw:text-style-name="P3" draw:layer="layout" svg:width="1cm" svg:height="0.5cm" svg:x="8.5cm" svg:y="8.7cm">
          <draw:text-box>
            <text:p text:style-name="P2"><text:span text:style-name="T1">C11</text:span></text:p>
          </draw:text-box>
        </draw:frame>
        <draw:line draw:style-name="standard" draw:text-style-name="P1" draw:layer="layout" svg:x1="8.5cm" svg:y1="7.8cm" svg:x2="7.5cm" svg:y2="7.8cm">
          <text:p/>
        </draw:line>
        <draw:frame draw:style-name="gr2" draw:text-style-name="P3" draw:layer="layout" svg:width="1cm" svg:height="0.5cm" svg:x="7.5cm" svg:y="7.3cm">
          <draw:text-box>
            <text:p text:style-name="P2"><text:span text:style-name="T1">A00</text:span></text:p>
          </draw:text-box>
        </draw:frame>
        <draw:line draw:style-name="standard" draw:text-style-name="P1" draw:layer="layout" svg:x1="5.5cm" svg:y1="5.2cm" svg:x2="6.5cm" svg:y2="5.2cm">
          <text:p/>
        </draw:line>
        <draw:line draw:style-name="gr3" draw:text-style-name="P1" draw:layer="layout" svg:x1="6cm" svg:y1="4.5cm" svg:x2="6cm" svg:y2="6cm">
          <text:p/>
        </draw:line>
        <draw:frame draw:style-name="gr2" draw:text-style-name="P3" draw:layer="layout" svg:width="1cm" svg:height="0.5cm" svg:x="6cm" svg:y="4.7cm">
          <draw:text-box>
            <text:p text:style-name="P2"><text:span text:style-name="T1">0</text:span></text:p>
          </draw:text-box>
        </draw:frame>
        <draw:frame draw:style-name="gr2" draw:text-style-name="P3" draw:layer="layout" svg:width="1cm" svg:height="0.5cm" svg:x="6cm" svg:y="5.2cm">
          <draw:text-box>
            <text:p text:style-name="P2"><text:span text:style-name="T1">1</text:span></text:p>
          </draw:text-box>
        </draw:frame>
        <draw:frame draw:style-name="gr4" draw:text-style-name="P5" draw:layer="layout" svg:width="0.5cm" svg:height="0.5cm" svg:x="5.5cm" svg:y="14.5cm">
          <draw:text-box>
            <text:p text:style-name="P4"><text:span text:style-name="T1">0</text:span></text:p>
          </draw:text-box>
        </draw:frame>
        <draw:frame draw:style-name="gr4" draw:text-style-name="P5" draw:layer="layout" svg:width="0.5cm" svg:height="0.5cm" svg:x="6cm" svg:y="14.5cm">
          <draw:text-box>
            <text:p text:style-name="P4"><text:span text:style-name="T1">0</text:span></text:p>
          </draw:text-box>
        </draw:frame>
        <draw:line draw:style-name="gr5" draw:text-style-name="P1" draw:layer="layout" svg:x1="5.75cm" svg:y1="14.5cm" svg:x2="5.75cm" svg:y2="13.25cm">
          <text:p/>
        </draw:line>
        <draw:frame draw:style-name="gr4" draw:text-style-name="P5" draw:layer="layout" svg:width="0.5cm" svg:height="0.5cm" svg:x="7.5cm" svg:y="13cm">
          <draw:text-box>
            <text:p text:style-name="P4"><text:span text:style-name="T1">1</text:span></text:p>
          </draw:text-box>
        </draw:frame>
        <draw:frame draw:style-name="gr4" draw:text-style-name="P5" draw:layer="layout" svg:width="0.5cm" svg:height="0.5cm" svg:x="8cm" svg:y="13cm">
          <draw:text-box>
            <text:p text:style-name="P4"><text:span text:style-name="T1">0</text:span></text:p>
          </draw:text-box>
        </draw:frame>
        <draw:frame draw:style-name="gr4" draw:text-style-name="P5" draw:layer="layout" svg:width="0.5cm" svg:height="0.5cm" svg:x="9.5cm" svg:y="14.5cm">
          <draw:text-box>
            <text:p text:style-name="P4"><text:span text:style-name="T1">1</text:span></text:p>
          </draw:text-box>
        </draw:frame>
        <draw:frame draw:style-name="gr4" draw:text-style-name="P5" draw:layer="layout" svg:width="0.5cm" svg:height="0.5cm" svg:x="10cm" svg:y="14.5cm">
          <draw:text-box>
            <text:p text:style-name="P4"><text:span text:style-name="T1">1</text:span></text:p>
          </draw:text-box>
        </draw:frame>
        <draw:frame draw:style-name="gr4" draw:text-style-name="P5" draw:layer="layout" svg:width="0.5cm" svg:height="0.5cm" svg:x="7.5cm" svg:y="16cm">
          <draw:text-box>
            <text:p text:style-name="P4"><text:span text:style-name="T1">0</text:span></text:p>
          </draw:text-box>
        </draw:frame>
        <draw:frame draw:style-name="gr4" draw:text-style-name="P5" draw:layer="layout" svg:width="0.5cm" svg:height="0.5cm" svg:x="8cm" svg:y="16cm">
          <draw:text-box>
            <text:p text:style-name="P4"><text:span text:style-name="T1">1</text:span></text:p>
          </draw:text-box>
        </draw:frame>
        <draw:line draw:style-name="standard" draw:text-style-name="P1" draw:layer="layout" svg:x1="6.25cm" svg:y1="14.5cm" svg:x2="6.25cm" svg:y2="13.25cm">
          <text:p/>
        </draw:line>
        <draw:line draw:style-name="gr6" draw:text-style-name="P1" draw:layer="layout" svg:x1="7.5cm" svg:y1="13.25cm" svg:x2="6.25cm" svg:y2="13.25cm">
          <text:p/>
        </draw:line>
        <draw:line draw:style-name="gr7" draw:text-style-name="P1" draw:layer="layout" svg:x1="8.5cm" svg:y1="13.25cm" svg:x2="9.75cm" svg:y2="13.25cm">
          <text:p/>
        </draw:line>
        <draw:line draw:style-name="gr8" draw:text-style-name="P1" draw:layer="layout" svg:x1="9.75cm" svg:y1="14.5cm" svg:x2="9.75cm" svg:y2="13.25cm">
          <text:p/>
        </draw:line>
        <draw:line draw:style-name="gr9" draw:text-style-name="P1" draw:layer="layout" svg:x1="8.5cm" svg:y1="16.25cm" svg:x2="9.75cm" svg:y2="16.25cm">
          <text:p/>
        </draw:line>
        <draw:line draw:style-name="gr5" draw:text-style-name="P1" draw:layer="layout" svg:x1="9.75cm" svg:y1="15cm" svg:x2="9.75cm" svg:y2="16.25cm">
          <text:p/>
        </draw:line>
        <draw:line draw:style-name="gr5" draw:text-style-name="P1" draw:layer="layout" svg:x1="7.5cm" svg:y1="16.25cm" svg:x2="6.25cm" svg:y2="16.25cm">
          <text:p/>
        </draw:line>
        <draw:line draw:style-name="gr9" draw:text-style-name="P1" draw:layer="layout" svg:x1="6.25cm" svg:y1="15cm" svg:x2="6.25cm" svg:y2="16.25cm">
          <text:p/>
        </draw:line>
        <draw:line draw:style-name="gr5" draw:text-style-name="P1" draw:layer="layout" svg:x1="5.75cm" svg:y1="13.25cm" svg:x2="4.5cm" svg:y2="13.25cm">
          <text:p/>
        </draw:line>
        <draw:line draw:style-name="gr9" draw:text-style-name="P1" draw:layer="layout" svg:x1="5.75cm" svg:y1="15cm" svg:x2="5.75cm" svg:y2="16.25cm">
          <text:p/>
        </draw:line>
        <draw:line draw:style-name="gr5" draw:text-style-name="P1" draw:layer="layout" svg:x1="4.5cm" svg:y1="13.25cm" svg:x2="4.5cm" svg:y2="16.25cm">
          <text:p/>
        </draw:line>
        <draw:line draw:style-name="gr5" draw:text-style-name="P1" draw:layer="layout" svg:x1="5.75cm" svg:y1="16.25cm" svg:x2="4.5cm" svg:y2="16.25cm">
          <text:p/>
        </draw:line>
        <draw:line draw:style-name="gr10" draw:text-style-name="P1" draw:layer="layout" svg:x1="10.25cm" svg:y1="14.5cm" svg:x2="10.25cm" svg:y2="13.25cm">
          <text:p/>
        </draw:line>
        <draw:line draw:style-name="standard" draw:text-style-name="P1" draw:layer="layout" svg:x1="10.25cm" svg:y1="15cm" svg:x2="10.25cm" svg:y2="16.25cm">
          <text:p/>
        </draw:line>
        <draw:line draw:style-name="standard" draw:text-style-name="P1" draw:layer="layout" svg:x1="11.5cm" svg:y1="16.25cm" svg:x2="10.25cm" svg:y2="16.25cm">
          <text:p/>
        </draw:line>
        <draw:line draw:style-name="standard" draw:text-style-name="P1" draw:layer="layout" svg:x1="11.5cm" svg:y1="13.25cm" svg:x2="11.5cm" svg:y2="16.25cm">
          <text:p/>
        </draw:line>
        <draw:line draw:style-name="standard" draw:text-style-name="P1" draw:layer="layout" svg:x1="10.25cm" svg:y1="13.25cm" svg:x2="11.5cm" svg:y2="13.25cm">
          <text:p/>
        </draw:line>
        <draw:line draw:style-name="gr11" draw:text-style-name="P1" draw:layer="layout" svg:x1="7.75cm" svg:y1="13.5cm" svg:x2="7.75cm" svg:y2="16cm">
          <text:p/>
        </draw:line>
        <draw:line draw:style-name="gr10" draw:text-style-name="P1" draw:layer="layout" svg:x1="8.25cm" svg:y1="13.5cm" svg:x2="8.25cm" svg:y2="16cm">
          <text:p/>
        </draw:line>
        <draw:frame draw:style-name="gr2" draw:text-style-name="P3" draw:layer="layout" svg:width="0.5cm" svg:height="0.5cm" svg:x="6.25cm" svg:y="13.25cm">
          <draw:text-box>
            <text:p text:style-name="P2"><text:span text:style-name="T1">1</text:span></text:p>
          </draw:text-box>
        </draw:frame>
        <draw:frame draw:style-name="gr2" draw:text-style-name="P3" draw:layer="layout" svg:width="0.75cm" svg:height="0.5cm" svg:x="6.25cm" svg:y="12.75cm">
          <draw:text-box>
            <text:p text:style-name="P2"><text:span text:style-name="T1">11</text:span></text:p>
          </draw:text-box>
        </draw:frame>
        <draw:frame draw:style-name="gr2" draw:text-style-name="P3" draw:layer="layout" svg:width="0.5cm" svg:height="0.5cm" svg:x="9.25cm" svg:y="13.25cm">
          <draw:text-box>
            <text:p text:style-name="P2"><text:span text:style-name="T1">1</text:span></text:p>
          </draw:text-box>
        </draw:frame>
        <draw:frame draw:style-name="gr2" draw:text-style-name="P3" draw:layer="layout" svg:width="0.75cm" svg:height="0.5cm" svg:x="9cm" svg:y="12.75cm">
          <draw:text-box>
            <text:p text:style-name="P2"><text:span text:style-name="T1">01</text:span></text:p>
          </draw:text-box>
        </draw:frame>
        <draw:frame draw:style-name="gr2" draw:text-style-name="P3" draw:layer="layout" svg:width="0.5cm" svg:height="0.5cm" svg:x="9.25cm" svg:y="16.25cm">
          <draw:text-box>
            <text:p text:style-name="P2"><text:span text:style-name="T1">0</text:span></text:p>
          </draw:text-box>
        </draw:frame>
        <draw:frame draw:style-name="gr2" draw:text-style-name="P3" draw:layer="layout" svg:width="0.75cm" svg:height="0.5cm" svg:x="9cm" svg:y="15.75cm">
          <draw:text-box>
            <text:p text:style-name="P2"><text:span text:style-name="T1">01</text:span></text:p>
          </draw:text-box>
        </draw:frame>
        <draw:frame draw:style-name="gr2" draw:text-style-name="P3" draw:layer="layout" svg:width="0.5cm" svg:height="0.5cm" svg:x="6.25cm" svg:y="16.25cm">
          <draw:text-box>
            <text:p text:style-name="P2"><text:span text:style-name="T1">0</text:span></text:p>
          </draw:text-box>
        </draw:frame>
        <draw:frame draw:style-name="gr2" draw:text-style-name="P3" draw:layer="layout" svg:width="0.75cm" svg:height="0.5cm" svg:x="6.25cm" svg:y="15.75cm">
          <draw:text-box>
            <text:p text:style-name="P2"><text:span text:style-name="T1">11</text:span></text:p>
          </draw:text-box>
        </draw:frame>
        <draw:frame draw:style-name="gr2" draw:text-style-name="P3" draw:layer="layout" svg:width="0.5cm" svg:height="0.5cm" svg:x="7.25cm" svg:y="14.75cm">
          <draw:text-box>
            <text:p text:style-name="P2"><text:span text:style-name="T1">0</text:span></text:p>
          </draw:text-box>
        </draw:frame>
        <draw:frame draw:style-name="gr2" draw:text-style-name="P3" draw:layer="layout" svg:width="0.75cm" svg:height="0.5cm" svg:x="7cm" svg:y="14.25cm">
          <draw:text-box>
            <text:p text:style-name="P2"><text:span text:style-name="T1">10</text:span></text:p>
          </draw:text-box>
        </draw:frame>
        <draw:frame draw:style-name="gr2" draw:text-style-name="P3" draw:layer="layout" svg:width="0.5cm" svg:height="0.5cm" svg:x="8.25cm" svg:y="14.75cm">
          <draw:text-box>
            <text:p text:style-name="P2"><text:span text:style-name="T1">1</text:span></text:p>
          </draw:text-box>
        </draw:frame>
        <draw:frame draw:style-name="gr2" draw:text-style-name="P3" draw:layer="layout" svg:width="0.75cm" svg:height="0.5cm" svg:x="8.25cm" svg:y="14.25cm">
          <draw:text-box>
            <text:p text:style-name="P2"><text:span text:style-name="T1">00</text:span></text:p>
          </draw:text-box>
        </draw:frame>
        <draw:frame draw:style-name="gr2" draw:text-style-name="P3" draw:layer="layout" svg:width="0.5cm" svg:height="0.5cm" svg:x="4.75cm" svg:y="13.25cm">
          <draw:text-box>
            <text:p text:style-name="P2"><text:span text:style-name="T1">0</text:span></text:p>
          </draw:text-box>
        </draw:frame>
        <draw:frame draw:style-name="gr2" draw:text-style-name="P3" draw:layer="layout" svg:width="0.75cm" svg:height="0.5cm" svg:x="4.75cm" svg:y="12.75cm">
          <draw:text-box>
            <text:p text:style-name="P2"><text:span text:style-name="T1">00</text:span></text:p>
          </draw:text-box>
        </draw:frame>
        <draw:frame draw:style-name="gr2" draw:text-style-name="P3" draw:layer="layout" svg:width="0.5cm" svg:height="0.5cm" svg:x="10.5cm" svg:y="13.25cm">
          <draw:text-box>
            <text:p text:style-name="P2"><text:span text:style-name="T1">1</text:span></text:p>
          </draw:text-box>
        </draw:frame>
        <draw:frame draw:style-name="gr2" draw:text-style-name="P3" draw:layer="layout" svg:width="0.75cm" svg:height="0.5cm" svg:x="10.5cm" svg:y="12.75cm">
          <draw:text-box>
            <text:p text:style-name="P2"><text:span text:style-name="T1">10</text:span></text:p>
          </draw:text-box>
        </draw:frame>
        <draw:line draw:style-name="standard" draw:text-style-name="P6" draw:layer="layout" svg:x1="11cm" svg:y1="25cm" svg:x2="19cm" svg:y2="25cm">
          <text:p/>
        </draw:line>
        <draw:line draw:style-name="standard" draw:text-style-name="P6" draw:layer="layout" svg:x1="11cm" svg:y1="24.75cm" svg:x2="11cm" svg:y2="25.25cm">
          <text:p/>
        </draw:line>
        <draw:line draw:style-name="standard" draw:text-style-name="P6" draw:layer="layout" svg:x1="13cm" svg:y1="24.75cm" svg:x2="13cm" svg:y2="25.25cm">
          <text:p/>
        </draw:line>
        <draw:line draw:style-name="standard" draw:text-style-name="P6" draw:layer="layout" svg:x1="15cm" svg:y1="24.75cm" svg:x2="15cm" svg:y2="25.25cm">
          <text:p/>
        </draw:line>
        <draw:line draw:style-name="standard" draw:text-style-name="P6" draw:layer="layout" svg:x1="17cm" svg:y1="24.75cm" svg:x2="17cm" svg:y2="25.25cm">
          <text:p/>
        </draw:line>
        <draw:line draw:style-name="standard" draw:text-style-name="P6" draw:layer="layout" svg:x1="19cm" svg:y1="24.75cm" svg:x2="19cm" svg:y2="25.25cm">
          <text:p/>
        </draw:line>
        <draw:frame draw:style-name="gr12" draw:text-style-name="P3" draw:layer="layout" svg:width="0.5cm" svg:height="0.5cm" svg:x="11.75cm" svg:y="24.5cm">
          <draw:text-box>
            <text:p text:style-name="P2"><text:span text:style-name="T1">10</text:span></text:p>
          </draw:text-box>
        </draw:frame>
        <draw:frame draw:style-name="gr12" draw:text-style-name="P3" draw:layer="layout" svg:width="0.5cm" svg:height="0.5cm" svg:x="13.75cm" svg:y="24.5cm">
          <draw:text-box>
            <text:p text:style-name="P2"><text:span text:style-name="T1">00</text:span></text:p>
          </draw:text-box>
        </draw:frame>
        <draw:frame draw:style-name="gr12" draw:text-style-name="P3" draw:layer="layout" svg:width="0.5cm" svg:height="0.5cm" svg:x="15.75cm" svg:y="24.5cm">
          <draw:text-box>
            <text:p text:style-name="P2"><text:span text:style-name="T1">10</text:span></text:p>
          </draw:text-box>
        </draw:frame>
        <draw:frame draw:style-name="gr12" draw:text-style-name="P3" draw:layer="layout" svg:width="0.5cm" svg:height="0.5cm" svg:x="17.75cm" svg:y="24.5cm">
          <draw:text-box>
            <text:p text:style-name="P2"><text:span text:style-name="T1">00</text:span></text:p>
          </draw:text-box>
        </draw:frame>
        <draw:line draw:style-name="gr11" draw:text-style-name="P6" draw:layer="layout" svg:x1="11cm" svg:y1="18cm" svg:x2="13cm" svg:y2="18cm">
          <text:p/>
        </draw:line>
        <draw:frame draw:style-name="gr12" draw:text-style-name="P3" draw:layer="layout" svg:width="0.5cm" svg:height="0.5cm" svg:x="11.75cm" svg:y="17.5cm">
          <draw:text-box>
            <text:p text:style-name="P2"><text:span text:style-name="T1">00</text:span></text:p>
          </draw:text-box>
        </draw:frame>
        <draw:frame draw:style-name="gr12" draw:text-style-name="P3" draw:layer="layout" svg:width="0.5cm" svg:height="0.5cm" svg:x="10.75cm" svg:y="17.5cm">
          <draw:text-box>
            <text:p text:style-name="P2"><text:span text:style-name="T1">A</text:span></text:p>
          </draw:text-box>
        </draw:frame>
        <draw:frame draw:style-name="gr13" draw:text-style-name="P3" draw:layer="layout" svg:width="0.5cm" svg:height="0.5cm" svg:x="13cm" svg:y="19.5cm">
          <draw:text-box>
            <text:p text:style-name="P2"><text:span text:style-name="T1">C</text:span></text:p>
          </draw:text-box>
        </draw:frame>
        <draw:line draw:style-name="gr14" draw:text-style-name="P6" draw:layer="layout" svg:x1="11cm" svg:y1="18cm" svg:x2="13cm" svg:y2="20cm">
          <text:p/>
        </draw:line>
        <draw:line draw:style-name="gr14" draw:text-style-name="P6" draw:layer="layout" svg:x1="13cm" svg:y1="20cm" svg:x2="15cm" svg:y2="24cm">
          <text:p/>
        </draw:line>
        <draw:line draw:style-name="gr11" draw:text-style-name="P6" draw:layer="layout" svg:x1="13cm" svg:y1="20cm" svg:x2="15cm" svg:y2="22cm">
          <text:p/>
        </draw:line>
        <draw:frame draw:style-name="gr15" draw:text-style-name="P3" draw:layer="layout" svg:width="0.5cm" svg:height="0.5cm" svg:x="15cm" svg:y="21.5cm">
          <draw:text-box>
            <text:p text:style-name="P2"><text:span text:style-name="T1">F</text:span></text:p>
          </draw:text-box>
        </draw:frame>
        <draw:frame draw:style-name="gr13" draw:text-style-name="P3" draw:layer="layout" svg:width="0.5cm" svg:height="0.5cm" svg:x="15cm" svg:y="23.5cm">
          <draw:text-box>
            <text:p text:style-name="P2"><text:span text:style-name="T1">G</text:span></text:p>
          </draw:text-box>
        </draw:frame>
        <draw:frame draw:style-name="gr16" draw:text-style-name="P3" draw:layer="layout" svg:width="0.5cm" svg:height="0.5cm" svg:x="12cm" svg:y="18.5cm">
          <draw:text-box>
            <text:p text:style-name="P2"><text:span text:style-name="T1">11</text:span></text:p>
          </draw:text-box>
        </draw:frame>
        <draw:frame draw:style-name="gr16" draw:text-style-name="P3" draw:layer="layout" svg:width="0.5cm" svg:height="0.5cm" svg:x="14.25cm" svg:y="20.75cm">
          <draw:text-box>
            <text:p text:style-name="P2"><text:span text:style-name="T1">10</text:span></text:p>
          </draw:text-box>
        </draw:frame>
        <draw:frame draw:style-name="gr16" draw:text-style-name="P3" draw:layer="layout" svg:width="0.5cm" svg:height="0.5cm" svg:x="14.25cm" svg:y="22cm">
          <draw:text-box>
            <text:p text:style-name="P2"><text:span text:style-name="T1">01</text:span></text:p>
          </draw:text-box>
        </draw:frame>
        <draw:line draw:style-name="gr14" draw:text-style-name="P6" draw:layer="layout" svg:x1="15cm" svg:y1="24cm" svg:x2="17cm" svg:y2="24cm">
          <text:p/>
        </draw:line>
        <draw:line draw:style-name="gr11" draw:text-style-name="P6" draw:layer="layout" svg:x1="15cm" svg:y1="24cm" svg:x2="17cm" svg:y2="22cm">
          <text:p/>
        </draw:line>
        <draw:line draw:style-name="gr14" draw:text-style-name="P6" draw:layer="layout" svg:x1="15cm" svg:y1="22cm" svg:x2="17cm" svg:y2="20cm">
          <text:p/>
        </draw:line>
        <draw:line draw:style-name="gr9" draw:text-style-name="P6" draw:layer="layout" svg:x1="17cm" svg:y1="18cm" svg:x2="15cm" svg:y2="22cm">
          <text:p/>
        </draw:line>
        <draw:frame draw:style-name="gr12" draw:text-style-name="P3" draw:layer="layout" svg:width="0.5cm" svg:height="0.5cm" svg:x="15.75cm" svg:y="23.5cm">
          <draw:text-box>
            <text:p text:style-name="P2"><text:span text:style-name="T1">10</text:span></text:p>
          </draw:text-box>
        </draw:frame>
        <draw:frame draw:style-name="gr17" draw:text-style-name="P3" draw:layer="layout" svg:width="0.5cm" svg:height="0.5cm" svg:x="15.5cm" svg:y="22.5cm">
          <draw:text-box>
            <text:p text:style-name="P2"><text:span text:style-name="T1">01</text:span></text:p>
          </draw:text-box>
        </draw:frame>
        <draw:line draw:style-name="gr11" draw:text-style-name="P6" draw:layer="layout" svg:x1="13cm" svg:y1="18cm" svg:x2="15cm" svg:y2="18cm">
          <text:p/>
        </draw:line>
        <draw:frame draw:style-name="gr12" draw:text-style-name="P3" draw:layer="layout" svg:width="0.5cm" svg:height="0.5cm" svg:x="13.75cm" svg:y="17.5cm">
          <draw:text-box>
            <text:p text:style-name="P2"><text:span text:style-name="T1">00</text:span></text:p>
          </draw:text-box>
        </draw:frame>
        <draw:frame draw:style-name="gr12" draw:text-style-name="P3" draw:layer="layout" svg:width="0.5cm" svg:height="0.5cm" svg:x="12.75cm" svg:y="17.5cm">
          <draw:text-box>
            <text:p text:style-name="P2"><text:span text:style-name="T1">B</text:span></text:p>
          </draw:text-box>
        </draw:frame>
        <draw:frame draw:style-name="gr13" draw:text-style-name="P3" draw:layer="layout" svg:width="0.5cm" svg:height="0.5cm" svg:x="15cm" svg:y="19.5cm">
          <draw:text-box>
            <text:p text:style-name="P2"><text:span text:style-name="T1">E</text:span></text:p>
          </draw:text-box>
        </draw:frame>
        <draw:line draw:style-name="gr14" draw:text-style-name="P6" draw:layer="layout" svg:x1="13cm" svg:y1="18cm" svg:x2="15cm" svg:y2="20cm">
          <text:p/>
        </draw:line>
        <draw:line draw:style-name="gr14" draw:text-style-name="P6" draw:layer="layout" svg:x1="15cm" svg:y1="20cm" svg:x2="17cm" svg:y2="24cm">
          <text:p/>
        </draw:line>
        <draw:line draw:style-name="gr11" draw:text-style-name="P6" draw:layer="layout" svg:x1="15cm" svg:y1="20cm" svg:x2="17cm" svg:y2="22cm">
          <text:p/>
        </draw:line>
        <draw:frame draw:style-name="gr15" draw:text-style-name="P3" draw:layer="layout" svg:width="0.5cm" svg:height="0.5cm" svg:x="17cm" svg:y="21.5cm">
          <draw:text-box>
            <text:p text:style-name="P2"><text:span text:style-name="T1">J</text:span></text:p>
          </draw:text-box>
        </draw:frame>
        <draw:frame draw:style-name="gr13" draw:text-style-name="P3" draw:layer="layout" svg:width="0.5cm" svg:height="0.5cm" svg:x="17cm" svg:y="23.5cm">
          <draw:text-box>
            <text:p text:style-name="P2"><text:span text:style-name="T1">K</text:span></text:p>
          </draw:text-box>
        </draw:frame>
        <draw:frame draw:style-name="gr16" draw:text-style-name="P3" draw:layer="layout" svg:width="0.5cm" svg:height="0.5cm" svg:x="14cm" svg:y="18.5cm">
          <draw:text-box>
            <text:p text:style-name="P2"><text:span text:style-name="T1">11</text:span></text:p>
          </draw:text-box>
        </draw:frame>
        <draw:frame draw:style-name="gr16" draw:text-style-name="P3" draw:layer="layout" svg:width="0.5cm" svg:height="0.5cm" svg:x="16.25cm" svg:y="20.75cm">
          <draw:text-box>
            <text:p text:style-name="P2"><text:span text:style-name="T1">10</text:span></text:p>
          </draw:text-box>
        </draw:frame>
        <draw:frame draw:style-name="gr16" draw:text-style-name="P3" draw:layer="layout" svg:width="0.5cm" svg:height="0.5cm" svg:x="16.25cm" svg:y="22cm">
          <draw:text-box>
            <text:p text:style-name="P2"><text:span text:style-name="T1">01</text:span></text:p>
          </draw:text-box>
        </draw:frame>
        <draw:line draw:style-name="gr14" draw:text-style-name="P6" draw:layer="layout" svg:x1="17cm" svg:y1="24cm" svg:x2="19cm" svg:y2="24cm">
          <text:p/>
        </draw:line>
        <draw:line draw:style-name="gr11" draw:text-style-name="P6" draw:layer="layout" svg:x1="17cm" svg:y1="24cm" svg:x2="19cm" svg:y2="22cm">
          <text:p/>
        </draw:line>
        <draw:line draw:style-name="gr14" draw:text-style-name="P6" draw:layer="layout" svg:x1="17cm" svg:y1="22cm" svg:x2="19cm" svg:y2="20cm">
          <text:p/>
        </draw:line>
        <draw:line draw:style-name="gr9" draw:text-style-name="P6" draw:layer="layout" svg:x1="19cm" svg:y1="18cm" svg:x2="17cm" svg:y2="22cm">
          <text:p/>
        </draw:line>
        <draw:frame draw:style-name="gr12" draw:text-style-name="P3" draw:layer="layout" svg:width="0.5cm" svg:height="0.5cm" svg:x="17.75cm" svg:y="23.5cm">
          <draw:text-box>
            <text:p text:style-name="P2"><text:span text:style-name="T1">10</text:span></text:p>
          </draw:text-box>
        </draw:frame>
        <draw:frame draw:style-name="gr17" draw:text-style-name="P3" draw:layer="layout" svg:width="0.5cm" svg:height="0.5cm" svg:x="17.5cm" svg:y="22.5cm">
          <draw:text-box>
            <text:p text:style-name="P2"><text:span text:style-name="T1">01</text:span></text:p>
          </draw:text-box>
        </draw:frame>
        <draw:line draw:style-name="gr11" draw:text-style-name="P6" draw:layer="layout" svg:x1="15cm" svg:y1="18cm" svg:x2="17cm" svg:y2="18cm">
          <text:p/>
        </draw:line>
        <draw:frame draw:style-name="gr12" draw:text-style-name="P3" draw:layer="layout" svg:width="0.5cm" svg:height="0.5cm" svg:x="15.75cm" svg:y="17.5cm">
          <draw:text-box>
            <text:p text:style-name="P2"><text:span text:style-name="T1">00</text:span></text:p>
          </draw:text-box>
        </draw:frame>
        <draw:frame draw:style-name="gr12" draw:text-style-name="P3" draw:layer="layout" svg:width="0.5cm" svg:height="0.5cm" svg:x="14.75cm" svg:y="17.5cm">
          <draw:text-box>
            <text:p text:style-name="P2"><text:span text:style-name="T1">D</text:span></text:p>
          </draw:text-box>
        </draw:frame>
        <draw:frame draw:style-name="gr13" draw:text-style-name="P3" draw:layer="layout" svg:width="0.5cm" svg:height="0.5cm" svg:x="17cm" svg:y="19.5cm">
          <draw:text-box>
            <text:p text:style-name="P2"><text:span text:style-name="T1">I</text:span></text:p>
          </draw:text-box>
        </draw:frame>
        <draw:line draw:style-name="gr14" draw:text-style-name="P6" draw:layer="layout" svg:x1="15cm" svg:y1="18cm" svg:x2="17cm" svg:y2="20cm">
          <text:p/>
        </draw:line>
        <draw:line draw:style-name="gr14" draw:text-style-name="P6" draw:layer="layout" svg:x1="17cm" svg:y1="20cm" svg:x2="19cm" svg:y2="24cm">
          <text:p/>
        </draw:line>
        <draw:line draw:style-name="gr11" draw:text-style-name="P6" draw:layer="layout" svg:x1="17cm" svg:y1="20cm" svg:x2="19cm" svg:y2="22cm">
          <text:p/>
        </draw:line>
        <draw:frame draw:style-name="gr15" draw:text-style-name="P3" draw:layer="layout" svg:width="0.5cm" svg:height="0.5cm" svg:x="19cm" svg:y="21.5cm">
          <draw:text-box>
            <text:p text:style-name="P2"><text:span text:style-name="T1">N</text:span></text:p>
          </draw:text-box>
        </draw:frame>
        <draw:frame draw:style-name="gr13" draw:text-style-name="P3" draw:layer="layout" svg:width="0.5cm" svg:height="0.5cm" svg:x="19cm" svg:y="23.5cm">
          <draw:text-box>
            <text:p text:style-name="P2"><text:span text:style-name="T1">O</text:span></text:p>
          </draw:text-box>
        </draw:frame>
        <draw:frame draw:style-name="gr16" draw:text-style-name="P3" draw:layer="layout" svg:width="0.5cm" svg:height="0.5cm" svg:x="16cm" svg:y="18.5cm">
          <draw:text-box>
            <text:p text:style-name="P2"><text:span text:style-name="T1">11</text:span></text:p>
          </draw:text-box>
        </draw:frame>
        <draw:frame draw:style-name="gr16" draw:text-style-name="P3" draw:layer="layout" svg:width="0.5cm" svg:height="0.5cm" svg:x="18.25cm" svg:y="20.75cm">
          <draw:text-box>
            <text:p text:style-name="P2"><text:span text:style-name="T1">10</text:span></text:p>
          </draw:text-box>
        </draw:frame>
        <draw:frame draw:style-name="gr16" draw:text-style-name="P3" draw:layer="layout" svg:width="0.5cm" svg:height="0.5cm" svg:x="18.25cm" svg:y="22cm">
          <draw:text-box>
            <text:p text:style-name="P2"><text:span text:style-name="T1">01</text:span></text:p>
          </draw:text-box>
        </draw:frame>
        <draw:line draw:style-name="gr11" draw:text-style-name="P6" draw:layer="layout" svg:x1="17cm" svg:y1="18cm" svg:x2="19cm" svg:y2="18cm">
          <text:p/>
        </draw:line>
        <draw:frame draw:style-name="gr12" draw:text-style-name="P3" draw:layer="layout" svg:width="0.5cm" svg:height="0.5cm" svg:x="17.75cm" svg:y="17.5cm">
          <draw:text-box>
            <text:p text:style-name="P2"><text:span text:style-name="T1">00</text:span></text:p>
          </draw:text-box>
        </draw:frame>
        <draw:frame draw:style-name="gr12" draw:text-style-name="P3" draw:layer="layout" svg:width="0.5cm" svg:height="0.5cm" svg:x="16.75cm" svg:y="17.5cm">
          <draw:text-box>
            <text:p text:style-name="P2"><text:span text:style-name="T1">H</text:span></text:p>
          </draw:text-box>
        </draw:frame>
        <draw:frame draw:style-name="gr13" draw:text-style-name="P3" draw:layer="layout" svg:width="0.5cm" svg:height="0.5cm" svg:x="19cm" svg:y="19.5cm">
          <draw:text-box>
            <text:p text:style-name="P2"><text:span text:style-name="T1">M</text:span></text:p>
          </draw:text-box>
        </draw:frame>
        <draw:line draw:style-name="gr14" draw:text-style-name="P6" draw:layer="layout" svg:x1="17cm" svg:y1="18cm" svg:x2="19cm" svg:y2="20cm">
          <text:p/>
        </draw:line>
        <draw:frame draw:style-name="gr16" draw:text-style-name="P3" draw:layer="layout" svg:width="0.5cm" svg:height="0.5cm" svg:x="18cm" svg:y="18.5cm">
          <draw:text-box>
            <text:p text:style-name="P2"><text:span text:style-name="T1">11</text:span></text:p>
          </draw:text-box>
        </draw:frame>
        <draw:frame draw:style-name="gr12" draw:text-style-name="P3" draw:layer="layout" svg:width="0.5cm" svg:height="0.5cm" svg:x="18.75cm" svg:y="17.5cm">
          <draw:text-box>
            <text:p text:style-name="P2"><text:span text:style-name="T1">L</text:span></text:p>
          </draw:text-box>
        </draw:frame>
        <draw:frame draw:style-name="gr17" draw:text-style-name="P3" draw:layer="layout" svg:width="0.5cm" svg:height="0.5cm" svg:x="15.5cm" svg:y="19.5cm">
          <draw:text-box>
            <text:p text:style-name="P2"><text:span text:style-name="T1">11</text:span></text:p>
          </draw:text-box>
        </draw:frame>
        <draw:frame draw:style-name="gr17" draw:text-style-name="P3" draw:layer="layout" svg:width="0.5cm" svg:height="0.5cm" svg:x="17.5cm" svg:y="19.5cm">
          <draw:text-box>
            <text:p text:style-name="P2"><text:span text:style-name="T1">11</text:span></text:p>
          </draw:text-box>
        </draw:frame>
        <draw:frame draw:style-name="gr17" draw:text-style-name="P3" draw:layer="layout" svg:width="0.5cm" svg:height="0.5cm" svg:x="16cm" svg:y="20cm">
          <draw:text-box>
            <text:p text:style-name="P2"><text:span text:style-name="T1">00</text:span></text:p>
          </draw:text-box>
        </draw:frame>
        <draw:frame draw:style-name="gr17" draw:text-style-name="P3" draw:layer="layout" svg:width="0.5cm" svg:height="0.5cm" svg:x="18cm" svg:y="20cm">
          <draw:text-box>
            <text:p text:style-name="P2"><text:span text:style-name="T1">00</text:span></text:p>
          </draw:text-box>
        </draw:frame>
        <draw:frame draw:style-name="gr18" draw:text-style-name="P3" draw:layer="layout" svg:width="0.5cm" svg:height="0.419cm" svg:x="11.75cm" svg:y="18cm">
          <draw:text-box>
            <text:p text:style-name="P2"><text:span text:style-name="T2">1</text:span></text:p>
          </draw:text-box>
        </draw:frame>
        <draw:frame draw:style-name="gr18" draw:text-style-name="P3" draw:layer="layout" svg:width="0.5cm" svg:height="0.419cm" svg:x="13.75cm" svg:y="18cm">
          <draw:text-box>
            <text:p text:style-name="P2"><text:span text:style-name="T2">0</text:span></text:p>
          </draw:text-box>
        </draw:frame>
        <draw:frame draw:style-name="gr18" draw:text-style-name="P3" draw:layer="layout" svg:width="0.5cm" svg:height="0.419cm" svg:x="15.75cm" svg:y="18cm">
          <draw:text-box>
            <text:p text:style-name="P2"><text:span text:style-name="T2">1</text:span></text:p>
          </draw:text-box>
        </draw:frame>
        <draw:frame draw:style-name="gr18" draw:text-style-name="P3" draw:layer="layout" svg:width="0.5cm" svg:height="0.419cm" svg:x="17.75cm" svg:y="18cm">
          <draw:text-box>
            <text:p text:style-name="P2"><text:span text:style-name="T2">0</text:span></text:p>
          </draw:text-box>
        </draw:frame>
        <draw:frame draw:style-name="gr18" draw:text-style-name="P3" draw:layer="layout" svg:width="0.5cm" svg:height="0.419cm" svg:x="13.75cm" svg:y="22.331cm">
          <draw:text-box>
            <text:p text:style-name="P2"><text:span text:style-name="T2">1</text:span></text:p>
          </draw:text-box>
        </draw:frame>
        <draw:frame draw:style-name="gr18" draw:text-style-name="P3" draw:layer="layout" svg:width="0.5cm" svg:height="0.419cm" svg:x="11.75cm" svg:y="19.001cm">
          <draw:text-box>
            <text:p text:style-name="P2"><text:span text:style-name="T2">1</text:span></text:p>
          </draw:text-box>
        </draw:frame>
        <draw:frame draw:style-name="gr18" draw:text-style-name="P3" draw:layer="layout" svg:width="0.5cm" svg:height="0.419cm" svg:x="15.75cm" svg:y="24cm">
          <draw:text-box>
            <text:p text:style-name="P2"><text:span text:style-name="T2">0</text:span></text:p>
          </draw:text-box>
        </draw:frame>
        <draw:frame draw:style-name="gr18" draw:text-style-name="P3" draw:layer="layout" svg:width="0.5cm" svg:height="0.419cm" svg:x="17.75cm" svg:y="24cm">
          <draw:text-box>
            <text:p text:style-name="P2"><text:span text:style-name="T2">1</text:span></text:p>
          </draw:text-box>
        </draw:frame>
        <draw:frame draw:style-name="gr18" draw:text-style-name="P3" draw:layer="layout" svg:width="0.5cm" svg:height="0.419cm" svg:x="17.75cm" svg:y="23cm">
          <draw:text-box>
            <text:p text:style-name="P2"><text:span text:style-name="T2">1</text:span></text:p>
          </draw:text-box>
        </draw:frame>
        <draw:frame draw:style-name="gr18" draw:text-style-name="P3" draw:layer="layout" svg:width="0.5cm" svg:height="0.419cm" svg:x="15.75cm" svg:y="23cm">
          <draw:text-box>
            <text:p text:style-name="P2"><text:span text:style-name="T2">2</text:span></text:p>
          </draw:text-box>
        </draw:frame>
        <draw:frame draw:style-name="gr18" draw:text-style-name="P3" draw:layer="layout" svg:width="0.5cm" svg:height="0.419cm" svg:x="14cm" svg:y="21.25cm">
          <draw:text-box>
            <text:p text:style-name="P2"><text:span text:style-name="T2">1</text:span></text:p>
          </draw:text-box>
        </draw:frame>
        <draw:frame draw:style-name="gr18" draw:text-style-name="P3" draw:layer="layout" svg:width="0.5cm" svg:height="0.419cm" svg:x="13.75cm" svg:y="19cm">
          <draw:text-box>
            <text:p text:style-name="P2"><text:span text:style-name="T2">2</text:span></text:p>
          </draw:text-box>
        </draw:frame>
        <draw:frame draw:style-name="gr18" draw:text-style-name="P3" draw:layer="layout" svg:width="0.5cm" svg:height="0.419cm" svg:x="15.75cm" svg:y="19cm">
          <draw:text-box>
            <text:p text:style-name="P2"><text:span text:style-name="T2">1</text:span></text:p>
          </draw:text-box>
        </draw:frame>
        <draw:frame draw:style-name="gr18" draw:text-style-name="P3" draw:layer="layout" svg:width="0.5cm" svg:height="0.419cm" svg:x="17.75cm" svg:y="19cm">
          <draw:text-box>
            <text:p text:style-name="P2"><text:span text:style-name="T2">2</text:span></text:p>
          </draw:text-box>
        </draw:frame>
        <draw:frame draw:style-name="gr18" draw:text-style-name="P7" draw:layer="layout" svg:width="0.5cm" svg:height="0.431cm" svg:x="12.75cm" svg:y="18cm">
          <draw:text-box>
            <text:p text:style-name="P2"><text:span text:style-name="T3">1</text:span></text:p>
          </draw:text-box>
        </draw:frame>
        <draw:frame draw:style-name="gr18" draw:text-style-name="P7" draw:layer="layout" svg:width="0.5cm" svg:height="0.431cm" svg:x="14.75cm" svg:y="18cm">
          <draw:text-box>
            <text:p text:style-name="P2"><text:span text:style-name="T3">1</text:span></text:p>
          </draw:text-box>
        </draw:frame>
        <draw:frame draw:style-name="gr18" draw:text-style-name="P7" draw:layer="layout" svg:width="0.5cm" svg:height="0.431cm" svg:x="16.9cm" svg:y="18cm">
          <draw:text-box>
            <text:p text:style-name="P2"><text:span text:style-name="T3">2</text:span></text:p>
          </draw:text-box>
        </draw:frame>
        <draw:frame draw:style-name="gr18" draw:text-style-name="P7" draw:layer="layout" svg:width="0.85cm" svg:height="0.431cm" svg:x="18.9cm" svg:y="18cm">
          <draw:text-box>
            <text:p text:style-name="P2"><text:span text:style-name="T3">2,5,6</text:span></text:p>
          </draw:text-box>
        </draw:frame>
        <draw:frame draw:style-name="gr18" draw:text-style-name="P7" draw:layer="layout" svg:width="0.5cm" svg:height="0.431cm" svg:x="12.75cm" svg:y="20cm">
          <draw:text-box>
            <text:p text:style-name="P2"><text:span text:style-name="T3">1</text:span></text:p>
          </draw:text-box>
        </draw:frame>
        <draw:frame draw:style-name="gr18" draw:text-style-name="P7" draw:layer="layout" svg:width="0.5cm" svg:height="0.431cm" svg:x="14.75cm" svg:y="24cm">
          <draw:text-box>
            <text:p text:style-name="P2"><text:span text:style-name="T3">2</text:span></text:p>
          </draw:text-box>
        </draw:frame>
        <draw:frame draw:style-name="gr18" draw:text-style-name="P7" draw:layer="layout" svg:width="0.5cm" svg:height="0.431cm" svg:x="16.75cm" svg:y="24cm">
          <draw:text-box>
            <text:p text:style-name="P2"><text:span text:style-name="T3">2</text:span></text:p>
          </draw:text-box>
        </draw:frame>
        <draw:frame draw:style-name="gr18" draw:text-style-name="P7" draw:layer="layout" svg:width="0.5cm" svg:height="0.431cm" svg:x="18.75cm" svg:y="24cm">
          <draw:text-box>
            <text:p text:style-name="P2"><text:span text:style-name="T3">3,4</text:span></text:p>
          </draw:text-box>
        </draw:frame>
        <draw:frame draw:style-name="gr18" draw:text-style-name="P7" draw:layer="layout" svg:width="0.5cm" svg:height="0.431cm" svg:x="14.75cm" svg:y="22cm">
          <draw:text-box>
            <text:p text:style-name="P2"><text:span text:style-name="T3">2</text:span></text:p>
          </draw:text-box>
        </draw:frame>
        <draw:frame draw:style-name="gr18" draw:text-style-name="P7" draw:layer="layout" svg:width="0.5cm" svg:height="0.431cm" svg:x="16.95cm" svg:y="21.969cm">
          <draw:text-box>
            <text:p text:style-name="P2"><text:span text:style-name="T3">3,4</text:span></text:p>
          </draw:text-box>
        </draw:frame>
        <draw:frame draw:style-name="gr18" draw:text-style-name="P3" draw:layer="layout" svg:width="0.5cm" svg:height="0.419cm" svg:x="16cm" svg:y="21.25cm">
          <draw:text-box>
            <text:p text:style-name="P2"><text:span text:style-name="T2">0</text:span></text:p>
          </draw:text-box>
        </draw:frame>
        <draw:frame draw:style-name="gr18" draw:text-style-name="P3" draw:layer="layout" svg:width="0.5cm" svg:height="0.419cm" svg:x="16.5cm" svg:y="20.331cm">
          <draw:text-box>
            <text:p text:style-name="P2"><text:span text:style-name="T2">1</text:span></text:p>
          </draw:text-box>
        </draw:frame>
        <draw:frame draw:style-name="gr18" draw:text-style-name="P7" draw:layer="layout" svg:width="0.5cm" svg:height="0.431cm" svg:x="14.75cm" svg:y="20cm">
          <draw:text-box>
            <text:p text:style-name="P2"><text:span text:style-name="T3">3</text:span></text:p>
          </draw:text-box>
        </draw:frame>
        <draw:frame draw:style-name="gr18" draw:text-style-name="P7" draw:layer="layout" svg:width="0.5cm" svg:height="0.431cm" svg:x="16.75cm" svg:y="20.069cm">
          <draw:text-box>
            <text:p text:style-name="P2"><text:span text:style-name="T3">2</text:span></text:p>
          </draw:text-box>
        </draw:frame>
        <draw:frame draw:style-name="gr18" draw:text-style-name="P3" draw:layer="layout" svg:width="0.5cm" svg:height="0.419cm" svg:x="18cm" svg:y="21.25cm">
          <draw:text-box>
            <text:p text:style-name="P2"><text:span text:style-name="T2">1</text:span></text:p>
          </draw:text-box>
        </draw:frame>
        <draw:frame draw:style-name="gr18" draw:text-style-name="P3" draw:layer="layout" svg:width="0.5cm" svg:height="0.419cm" svg:x="18.5cm" svg:y="22.331cm">
          <draw:text-box>
            <text:p text:style-name="P2"><text:span text:style-name="T2">1</text:span></text:p>
          </draw:text-box>
        </draw:frame>
        <draw:frame draw:style-name="gr18" draw:text-style-name="P7" draw:layer="layout" svg:width="0.5cm" svg:height="0.431cm" svg:x="18.9cm" svg:y="22cm">
          <draw:text-box>
            <text:p text:style-name="P2"><text:span text:style-name="T3">3</text:span></text:p>
          </draw:text-box>
        </draw:frame>
        <draw:frame draw:style-name="gr18" draw:text-style-name="P7" draw:layer="layout" svg:width="0.5cm" svg:height="0.431cm" svg:x="18.85cm" svg:y="19.969cm">
          <draw:text-box>
            <text:p text:style-name="P2"><text:span text:style-name="T3">3,4</text:span></text:p>
          </draw:text-box>
        </draw:frame>
        <draw:frame draw:style-name="gr18" draw:text-style-name="P3" draw:layer="layout" svg:width="0.5cm" svg:height="0.419cm" svg:x="18.5cm" svg:y="20.331cm">
          <draw:text-box>
            <text:p text:style-name="P2"><text:span text:style-name="T2">0</text:span></text:p>
          </draw:text-box>
        </draw:frame>
        <draw:frame draw:style-name="gr12" draw:text-style-name="P3" draw:layer="layout" svg:width="0.5cm" svg:height="0.5cm" svg:x="11.75cm" svg:y="25cm">
          <draw:text-box>
            <text:p text:style-name="P2"><text:span text:style-name="T1">00</text:span></text:p>
          </draw:text-box>
        </draw:frame>
        <draw:frame draw:style-name="gr12" draw:text-style-name="P3" draw:layer="layout" svg:width="0.5cm" svg:height="0.5cm" svg:x="13.75cm" svg:y="25cm">
          <draw:text-box>
            <text:p text:style-name="P2"><text:span text:style-name="T1">00</text:span></text:p>
          </draw:text-box>
        </draw:frame>
        <draw:frame draw:style-name="gr12" draw:text-style-name="P3" draw:layer="layout" svg:width="0.5cm" svg:height="0.5cm" svg:x="15.75cm" svg:y="25cm">
          <draw:text-box>
            <text:p text:style-name="P2"><text:span text:style-name="T1">00</text:span></text:p>
          </draw:text-box>
        </draw:frame>
        <draw:frame draw:style-name="gr12" draw:text-style-name="P3" draw:layer="layout" svg:width="0.5cm" svg:height="0.5cm" svg:x="17.75cm" svg:y="25cm">
          <draw:text-box>
            <text:p text:style-name="P2"><text:span text:style-name="T1">00</text:span></text:p>
          </draw:text-box>
        </draw:frame>
        <draw:frame draw:style-name="gr18" draw:text-style-name="P3" draw:layer="layout" svg:width="0.5cm" svg:height="0.419cm" svg:x="18cm" svg:y="19.581cm">
          <draw:text-box>
            <text:p text:style-name="P2"><text:span text:style-name="T2">2</text:span></text:p>
          </draw:text-box>
        </draw:frame>
        <draw:frame draw:style-name="gr19" draw:text-style-name="P8" draw:layer="layout" svg:width="0.5cm" svg:height="0.5cm" svg:x="14cm" svg:y="10.75cm">
          <draw:text-box>
            <text:p text:style-name="P4"><text:span text:style-name="T4">I</text:span></text:p>
          </draw:text-box>
        </draw:frame>
        <draw:frame draw:style-name="gr20" draw:text-style-name="P8" draw:layer="layout" svg:width="0.5cm" svg:height="0.5cm" svg:x="14.5cm" svg:y="10.75cm">
          <draw:text-box>
            <text:p text:style-name="P4"><text:span text:style-name="T4">S1</text:span></text:p>
          </draw:text-box>
        </draw:frame>
        <draw:frame draw:style-name="gr21" draw:text-style-name="P8" draw:layer="layout" svg:width="0.5cm" svg:height="0.5cm" svg:x="15cm" svg:y="10.75cm">
          <draw:text-box>
            <text:p text:style-name="P4"><text:span text:style-name="T4">S2</text:span></text:p>
          </draw:text-box>
        </draw:frame>
        <draw:custom-shape draw:style-name="gr22" draw:text-style-name="P5" draw:layer="layout" svg:width="0.5cm" svg:height="0.5cm" svg:x="14.5cm" svg:y="9.75cm">
          <text:p text:style-name="P4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standard" draw:text-style-name="P6" draw:layer="layout" svg:x1="14.5cm" svg:y1="10cm" svg:x2="14.25cm" svg:y2="10cm">
          <text:p/>
        </draw:line>
        <draw:line draw:style-name="standard" draw:text-style-name="P6" draw:layer="layout" svg:x1="14.25cm" svg:y1="10.75cm" svg:x2="14.25cm" svg:y2="10cm">
          <text:p/>
        </draw:line>
        <draw:line draw:style-name="standard" draw:text-style-name="P6" draw:layer="layout" svg:x1="14.75cm" svg:y1="10.75cm" svg:x2="14.75cm" svg:y2="10.25cm">
          <text:p/>
        </draw:line>
        <draw:line draw:style-name="standard" draw:text-style-name="P6" draw:layer="layout" svg:x1="15.25cm" svg:y1="10.75cm" svg:x2="15.25cm" svg:y2="10cm">
          <text:p/>
        </draw:line>
        <draw:line draw:style-name="standard" draw:text-style-name="P6" draw:layer="layout" svg:x1="15cm" svg:y1="10cm" svg:x2="15.25cm" svg:y2="10cm">
          <text:p/>
        </draw:line>
        <draw:custom-shape draw:style-name="gr22" draw:text-style-name="P5" draw:layer="layout" svg:width="0.5cm" svg:height="0.5cm" svg:x="14.5cm" svg:y="11.75cm">
          <text:p text:style-name="P4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standard" draw:text-style-name="P6" draw:layer="layout" svg:x1="14.5cm" svg:y1="12cm" svg:x2="14.25cm" svg:y2="12cm">
          <text:p/>
        </draw:line>
        <draw:line draw:style-name="standard" draw:text-style-name="P6" draw:layer="layout" svg:x1="14.25cm" svg:y1="12cm" svg:x2="14.25cm" svg:y2="11.25cm">
          <text:p/>
        </draw:line>
        <draw:line draw:style-name="standard" draw:text-style-name="P6" draw:layer="layout" svg:x1="15.25cm" svg:y1="12cm" svg:x2="15.25cm" svg:y2="11.25cm">
          <text:p/>
        </draw:line>
        <draw:line draw:style-name="standard" draw:text-style-name="P6" draw:layer="layout" svg:x1="15cm" svg:y1="12cm" svg:x2="15.25cm" svg:y2="12cm">
          <text:p/>
        </draw:line>
        <draw:line draw:style-name="standard" draw:text-style-name="P6" draw:layer="layout" svg:x1="14.75cm" svg:y1="9.75cm" svg:x2="14.75cm" svg:y2="9.25cm">
          <text:p/>
        </draw:line>
        <draw:line draw:style-name="standard" draw:text-style-name="P6" draw:layer="layout" svg:x1="16.25cm" svg:y1="9.25cm" svg:x2="14.75cm" svg:y2="9.25cm">
          <text:p/>
        </draw:line>
        <draw:line draw:style-name="standard" draw:text-style-name="P6" draw:layer="layout" svg:x1="14.75cm" svg:y1="12.25cm" svg:x2="14.75cm" svg:y2="12.75cm">
          <text:p/>
        </draw:line>
        <draw:line draw:style-name="standard" draw:text-style-name="P6" draw:layer="layout" svg:x1="16.25cm" svg:y1="12.75cm" svg:x2="14.75cm" svg:y2="12.75cm">
          <text:p/>
        </draw:line>
        <draw:line draw:style-name="standard" draw:text-style-name="P6" draw:layer="layout" svg:x1="16.25cm" svg:y1="9.25cm" svg:x2="16.25cm" svg:y2="10.5cm">
          <text:p/>
        </draw:line>
        <draw:line draw:style-name="standard" draw:text-style-name="P6" draw:layer="layout" svg:x1="16.25cm" svg:y1="12.75cm" svg:x2="16.25cm" svg:y2="11.5cm">
          <text:p/>
        </draw:line>
        <draw:line draw:style-name="standard" draw:text-style-name="P6" draw:layer="layout" svg:x1="16cm" svg:y1="10.75cm" svg:x2="16.75cm" svg:y2="11cm">
          <text:p/>
        </draw:line>
        <draw:line draw:style-name="standard" draw:text-style-name="P6" draw:layer="layout" svg:x1="16.75cm" svg:y1="11cm" svg:x2="17.5cm" svg:y2="11cm">
          <text:p/>
        </draw:line>
        <draw:g>
          <draw:line draw:style-name="gr11" draw:text-style-name="P6" draw:layer="layout" svg:x1="1.75cm" svg:y1="18cm" svg:x2="3.75cm" svg:y2="18cm">
            <text:p/>
          </draw:line>
          <draw:frame draw:style-name="gr12" draw:text-style-name="P3" draw:layer="layout" svg:width="0.5cm" svg:height="0.5cm" svg:x="2.5cm" svg:y="17.5cm">
            <draw:text-box>
              <text:p text:style-name="P2"><text:span text:style-name="T1">00</text:span></text:p>
            </draw:text-box>
          </draw:frame>
          <draw:frame draw:style-name="gr12" draw:text-style-name="P3" draw:layer="layout" svg:width="0.5cm" svg:height="0.5cm" svg:x="1.5cm" svg:y="17.5cm">
            <draw:text-box>
              <text:p text:style-name="P2"><text:span text:style-name="T1">A</text:span></text:p>
            </draw:text-box>
          </draw:frame>
          <draw:frame draw:style-name="gr13" draw:text-style-name="P3" draw:layer="layout" svg:width="0.5cm" svg:height="0.5cm" svg:x="3.75cm" svg:y="19.5cm">
            <draw:text-box>
              <text:p text:style-name="P2"><text:span text:style-name="T1">C</text:span></text:p>
            </draw:text-box>
          </draw:frame>
          <draw:line draw:style-name="gr14" draw:text-style-name="P6" draw:layer="layout" svg:x1="1.75cm" svg:y1="18cm" svg:x2="3.75cm" svg:y2="20cm">
            <text:p/>
          </draw:line>
          <draw:line draw:style-name="gr14" draw:text-style-name="P6" draw:layer="layout" svg:x1="3.75cm" svg:y1="20cm" svg:x2="5.75cm" svg:y2="24cm">
            <text:p/>
          </draw:line>
          <draw:line draw:style-name="gr11" draw:text-style-name="P6" draw:layer="layout" svg:x1="3.75cm" svg:y1="20cm" svg:x2="5.75cm" svg:y2="22cm">
            <text:p/>
          </draw:line>
          <draw:frame draw:style-name="gr15" draw:text-style-name="P3" draw:layer="layout" svg:width="0.5cm" svg:height="0.5cm" svg:x="5.75cm" svg:y="21.5cm">
            <draw:text-box>
              <text:p text:style-name="P2"><text:span text:style-name="T1">F</text:span></text:p>
            </draw:text-box>
          </draw:frame>
          <draw:frame draw:style-name="gr13" draw:text-style-name="P3" draw:layer="layout" svg:width="0.5cm" svg:height="0.5cm" svg:x="5.75cm" svg:y="23.5cm">
            <draw:text-box>
              <text:p text:style-name="P2"><text:span text:style-name="T1">G</text:span></text:p>
            </draw:text-box>
          </draw:frame>
          <draw:frame draw:style-name="gr16" draw:text-style-name="P3" draw:layer="layout" svg:width="0.5cm" svg:height="0.5cm" svg:x="2.75cm" svg:y="18.5cm">
            <draw:text-box>
              <text:p text:style-name="P2"><text:span text:style-name="T1">11</text:span></text:p>
            </draw:text-box>
          </draw:frame>
          <draw:frame draw:style-name="gr16" draw:text-style-name="P3" draw:layer="layout" svg:width="0.5cm" svg:height="0.5cm" svg:x="5cm" svg:y="20.75cm">
            <draw:text-box>
              <text:p text:style-name="P2"><text:span text:style-name="T1">10</text:span></text:p>
            </draw:text-box>
          </draw:frame>
          <draw:frame draw:style-name="gr16" draw:text-style-name="P3" draw:layer="layout" svg:width="0.5cm" svg:height="0.5cm" svg:x="5cm" svg:y="22cm">
            <draw:text-box>
              <text:p text:style-name="P2"><text:span text:style-name="T1">01</text:span></text:p>
            </draw:text-box>
          </draw:frame>
          <draw:line draw:style-name="gr14" draw:text-style-name="P6" draw:layer="layout" svg:x1="5.75cm" svg:y1="24cm" svg:x2="7.75cm" svg:y2="24cm">
            <text:p/>
          </draw:line>
          <draw:line draw:style-name="gr11" draw:text-style-name="P6" draw:layer="layout" svg:x1="5.75cm" svg:y1="24cm" svg:x2="7.75cm" svg:y2="22cm">
            <text:p/>
          </draw:line>
          <draw:line draw:style-name="gr14" draw:text-style-name="P6" draw:layer="layout" svg:x1="5.75cm" svg:y1="22cm" svg:x2="7.75cm" svg:y2="20cm">
            <text:p/>
          </draw:line>
          <draw:line draw:style-name="gr9" draw:text-style-name="P6" draw:layer="layout" svg:x1="7.75cm" svg:y1="18cm" svg:x2="5.75cm" svg:y2="22cm">
            <text:p/>
          </draw:line>
          <draw:frame draw:style-name="gr12" draw:text-style-name="P3" draw:layer="layout" svg:width="0.5cm" svg:height="0.5cm" svg:x="6.5cm" svg:y="23.5cm">
            <draw:text-box>
              <text:p text:style-name="P2"><text:span text:style-name="T1">10</text:span></text:p>
            </draw:text-box>
          </draw:frame>
          <draw:frame draw:style-name="gr17" draw:text-style-name="P3" draw:layer="layout" svg:width="0.5cm" svg:height="0.5cm" svg:x="6.25cm" svg:y="22.5cm">
            <draw:text-box>
              <text:p text:style-name="P2"><text:span text:style-name="T1">01</text:span></text:p>
            </draw:text-box>
          </draw:frame>
          <draw:line draw:style-name="gr11" draw:text-style-name="P6" draw:layer="layout" svg:x1="3.75cm" svg:y1="18cm" svg:x2="5.75cm" svg:y2="18cm">
            <text:p/>
          </draw:line>
          <draw:frame draw:style-name="gr12" draw:text-style-name="P3" draw:layer="layout" svg:width="0.5cm" svg:height="0.5cm" svg:x="4.5cm" svg:y="17.5cm">
            <draw:text-box>
              <text:p text:style-name="P2"><text:span text:style-name="T1">00</text:span></text:p>
            </draw:text-box>
          </draw:frame>
          <draw:frame draw:style-name="gr12" draw:text-style-name="P3" draw:layer="layout" svg:width="0.5cm" svg:height="0.5cm" svg:x="3.5cm" svg:y="17.5cm">
            <draw:text-box>
              <text:p text:style-name="P2"><text:span text:style-name="T1">B</text:span></text:p>
            </draw:text-box>
          </draw:frame>
          <draw:frame draw:style-name="gr13" draw:text-style-name="P3" draw:layer="layout" svg:width="0.5cm" svg:height="0.5cm" svg:x="5.75cm" svg:y="19.5cm">
            <draw:text-box>
              <text:p text:style-name="P2"><text:span text:style-name="T1">E</text:span></text:p>
            </draw:text-box>
          </draw:frame>
          <draw:line draw:style-name="gr14" draw:text-style-name="P6" draw:layer="layout" svg:x1="3.75cm" svg:y1="18cm" svg:x2="5.75cm" svg:y2="20cm">
            <text:p/>
          </draw:line>
          <draw:line draw:style-name="gr14" draw:text-style-name="P6" draw:layer="layout" svg:x1="5.75cm" svg:y1="20cm" svg:x2="7.75cm" svg:y2="24cm">
            <text:p/>
          </draw:line>
          <draw:line draw:style-name="gr11" draw:text-style-name="P6" draw:layer="layout" svg:x1="5.75cm" svg:y1="20cm" svg:x2="7.75cm" svg:y2="22cm">
            <text:p/>
          </draw:line>
          <draw:frame draw:style-name="gr15" draw:text-style-name="P3" draw:layer="layout" svg:width="0.5cm" svg:height="0.5cm" svg:x="7.75cm" svg:y="21.5cm">
            <draw:text-box>
              <text:p text:style-name="P2"><text:span text:style-name="T1">J</text:span></text:p>
            </draw:text-box>
          </draw:frame>
          <draw:frame draw:style-name="gr13" draw:text-style-name="P3" draw:layer="layout" svg:width="0.5cm" svg:height="0.5cm" svg:x="7.75cm" svg:y="23.5cm">
            <draw:text-box>
              <text:p text:style-name="P2"><text:span text:style-name="T1">K</text:span></text:p>
            </draw:text-box>
          </draw:frame>
          <draw:frame draw:style-name="gr16" draw:text-style-name="P3" draw:layer="layout" svg:width="0.5cm" svg:height="0.5cm" svg:x="4.75cm" svg:y="18.5cm">
            <draw:text-box>
              <text:p text:style-name="P2"><text:span text:style-name="T1">11</text:span></text:p>
            </draw:text-box>
          </draw:frame>
          <draw:frame draw:style-name="gr16" draw:text-style-name="P3" draw:layer="layout" svg:width="0.5cm" svg:height="0.5cm" svg:x="7cm" svg:y="20.75cm">
            <draw:text-box>
              <text:p text:style-name="P2"><text:span text:style-name="T1">10</text:span></text:p>
            </draw:text-box>
          </draw:frame>
          <draw:frame draw:style-name="gr16" draw:text-style-name="P3" draw:layer="layout" svg:width="0.5cm" svg:height="0.5cm" svg:x="7cm" svg:y="22cm">
            <draw:text-box>
              <text:p text:style-name="P2"><text:span text:style-name="T1">01</text:span></text:p>
            </draw:text-box>
          </draw:frame>
          <draw:line draw:style-name="gr14" draw:text-style-name="P6" draw:layer="layout" svg:x1="7.75cm" svg:y1="24cm" svg:x2="9.75cm" svg:y2="24cm">
            <text:p/>
          </draw:line>
          <draw:line draw:style-name="gr11" draw:text-style-name="P6" draw:layer="layout" svg:x1="7.75cm" svg:y1="24cm" svg:x2="9.75cm" svg:y2="22cm">
            <text:p/>
          </draw:line>
          <draw:line draw:style-name="gr14" draw:text-style-name="P6" draw:layer="layout" svg:x1="7.75cm" svg:y1="22cm" svg:x2="9.75cm" svg:y2="20cm">
            <text:p/>
          </draw:line>
          <draw:line draw:style-name="gr9" draw:text-style-name="P6" draw:layer="layout" svg:x1="9.75cm" svg:y1="18cm" svg:x2="7.75cm" svg:y2="22cm">
            <text:p/>
          </draw:line>
          <draw:frame draw:style-name="gr12" draw:text-style-name="P3" draw:layer="layout" svg:width="0.5cm" svg:height="0.5cm" svg:x="8.5cm" svg:y="23.5cm">
            <draw:text-box>
              <text:p text:style-name="P2"><text:span text:style-name="T1">10</text:span></text:p>
            </draw:text-box>
          </draw:frame>
          <draw:frame draw:style-name="gr17" draw:text-style-name="P3" draw:layer="layout" svg:width="0.5cm" svg:height="0.5cm" svg:x="8.25cm" svg:y="22.5cm">
            <draw:text-box>
              <text:p text:style-name="P2"><text:span text:style-name="T1">01</text:span></text:p>
            </draw:text-box>
          </draw:frame>
          <draw:line draw:style-name="gr11" draw:text-style-name="P6" draw:layer="layout" svg:x1="5.75cm" svg:y1="18cm" svg:x2="7.75cm" svg:y2="18cm">
            <text:p/>
          </draw:line>
          <draw:frame draw:style-name="gr12" draw:text-style-name="P3" draw:layer="layout" svg:width="0.5cm" svg:height="0.5cm" svg:x="6.5cm" svg:y="17.5cm">
            <draw:text-box>
              <text:p text:style-name="P2"><text:span text:style-name="T1">00</text:span></text:p>
            </draw:text-box>
          </draw:frame>
          <draw:frame draw:style-name="gr12" draw:text-style-name="P3" draw:layer="layout" svg:width="0.5cm" svg:height="0.5cm" svg:x="5.5cm" svg:y="17.5cm">
            <draw:text-box>
              <text:p text:style-name="P2"><text:span text:style-name="T1">D</text:span></text:p>
            </draw:text-box>
          </draw:frame>
          <draw:frame draw:style-name="gr13" draw:text-style-name="P3" draw:layer="layout" svg:width="0.5cm" svg:height="0.5cm" svg:x="7.75cm" svg:y="19.5cm">
            <draw:text-box>
              <text:p text:style-name="P2"><text:span text:style-name="T1">I</text:span></text:p>
            </draw:text-box>
          </draw:frame>
          <draw:line draw:style-name="gr14" draw:text-style-name="P6" draw:layer="layout" svg:x1="5.75cm" svg:y1="18cm" svg:x2="7.75cm" svg:y2="20cm">
            <text:p/>
          </draw:line>
          <draw:line draw:style-name="gr14" draw:text-style-name="P6" draw:layer="layout" svg:x1="7.75cm" svg:y1="20cm" svg:x2="9.75cm" svg:y2="24cm">
            <text:p/>
          </draw:line>
          <draw:line draw:style-name="gr11" draw:text-style-name="P6" draw:layer="layout" svg:x1="7.75cm" svg:y1="20cm" svg:x2="9.75cm" svg:y2="22cm">
            <text:p/>
          </draw:line>
          <draw:frame draw:style-name="gr15" draw:text-style-name="P3" draw:layer="layout" svg:width="0.5cm" svg:height="0.5cm" svg:x="9.75cm" svg:y="21.5cm">
            <draw:text-box>
              <text:p text:style-name="P2"><text:span text:style-name="T1">N</text:span></text:p>
            </draw:text-box>
          </draw:frame>
          <draw:frame draw:style-name="gr13" draw:text-style-name="P3" draw:layer="layout" svg:width="0.5cm" svg:height="0.5cm" svg:x="9.75cm" svg:y="23.5cm">
            <draw:text-box>
              <text:p text:style-name="P2"><text:span text:style-name="T1">O</text:span></text:p>
            </draw:text-box>
          </draw:frame>
          <draw:frame draw:style-name="gr16" draw:text-style-name="P3" draw:layer="layout" svg:width="0.5cm" svg:height="0.5cm" svg:x="6.75cm" svg:y="18.5cm">
            <draw:text-box>
              <text:p text:style-name="P2"><text:span text:style-name="T1">11</text:span></text:p>
            </draw:text-box>
          </draw:frame>
          <draw:frame draw:style-name="gr16" draw:text-style-name="P3" draw:layer="layout" svg:width="0.5cm" svg:height="0.5cm" svg:x="9cm" svg:y="20.75cm">
            <draw:text-box>
              <text:p text:style-name="P2"><text:span text:style-name="T1">10</text:span></text:p>
            </draw:text-box>
          </draw:frame>
          <draw:frame draw:style-name="gr16" draw:text-style-name="P3" draw:layer="layout" svg:width="0.5cm" svg:height="0.5cm" svg:x="9cm" svg:y="22cm">
            <draw:text-box>
              <text:p text:style-name="P2"><text:span text:style-name="T1">01</text:span></text:p>
            </draw:text-box>
          </draw:frame>
          <draw:line draw:style-name="gr11" draw:text-style-name="P6" draw:layer="layout" svg:x1="7.75cm" svg:y1="18cm" svg:x2="9.75cm" svg:y2="18cm">
            <text:p/>
          </draw:line>
          <draw:frame draw:style-name="gr12" draw:text-style-name="P3" draw:layer="layout" svg:width="0.5cm" svg:height="0.5cm" svg:x="8.5cm" svg:y="17.5cm">
            <draw:text-box>
              <text:p text:style-name="P2"><text:span text:style-name="T1">00</text:span></text:p>
            </draw:text-box>
          </draw:frame>
          <draw:frame draw:style-name="gr12" draw:text-style-name="P3" draw:layer="layout" svg:width="0.5cm" svg:height="0.5cm" svg:x="7.5cm" svg:y="17.5cm">
            <draw:text-box>
              <text:p text:style-name="P2"><text:span text:style-name="T1">H</text:span></text:p>
            </draw:text-box>
          </draw:frame>
          <draw:frame draw:style-name="gr13" draw:text-style-name="P3" draw:layer="layout" svg:width="0.5cm" svg:height="0.5cm" svg:x="9.75cm" svg:y="19.5cm">
            <draw:text-box>
              <text:p text:style-name="P2"><text:span text:style-name="T1">M</text:span></text:p>
            </draw:text-box>
          </draw:frame>
          <draw:line draw:style-name="gr14" draw:text-style-name="P6" draw:layer="layout" svg:x1="7.75cm" svg:y1="18cm" svg:x2="9.75cm" svg:y2="20cm">
            <text:p/>
          </draw:line>
          <draw:frame draw:style-name="gr16" draw:text-style-name="P3" draw:layer="layout" svg:width="0.5cm" svg:height="0.5cm" svg:x="8.75cm" svg:y="18.5cm">
            <draw:text-box>
              <text:p text:style-name="P2"><text:span text:style-name="T1">11</text:span></text:p>
            </draw:text-box>
          </draw:frame>
          <draw:frame draw:style-name="gr12" draw:text-style-name="P3" draw:layer="layout" svg:width="0.5cm" svg:height="0.5cm" svg:x="9.5cm" svg:y="17.5cm">
            <draw:text-box>
              <text:p text:style-name="P2"><text:span text:style-name="T1">L</text:span></text:p>
            </draw:text-box>
          </draw:frame>
          <draw:frame draw:style-name="gr17" draw:text-style-name="P3" draw:layer="layout" svg:width="0.5cm" svg:height="0.5cm" svg:x="6.25cm" svg:y="19.5cm">
            <draw:text-box>
              <text:p text:style-name="P2"><text:span text:style-name="T1">11</text:span></text:p>
            </draw:text-box>
          </draw:frame>
          <draw:frame draw:style-name="gr17" draw:text-style-name="P3" draw:layer="layout" svg:width="0.5cm" svg:height="0.5cm" svg:x="8.25cm" svg:y="19.5cm">
            <draw:text-box>
              <text:p text:style-name="P2"><text:span text:style-name="T1">11</text:span></text:p>
            </draw:text-box>
          </draw:frame>
          <draw:frame draw:style-name="gr17" draw:text-style-name="P3" draw:layer="layout" svg:width="0.5cm" svg:height="0.5cm" svg:x="6.75cm" svg:y="20cm">
            <draw:text-box>
              <text:p text:style-name="P2"><text:span text:style-name="T1">00</text:span></text:p>
            </draw:text-box>
          </draw:frame>
          <draw:frame draw:style-name="gr17" draw:text-style-name="P3" draw:layer="layout" svg:width="0.5cm" svg:height="0.5cm" svg:x="8.75cm" svg:y="20cm">
            <draw:text-box>
              <text:p text:style-name="P2"><text:span text:style-name="T1">00</text:span></text:p>
            </draw:text-box>
          </draw:frame>
          <draw:frame draw:style-name="gr23" draw:text-style-name="P3" draw:layer="layout" svg:width="0.5cm" svg:height="0.5cm" svg:x="1cm" svg:y="17.75cm">
            <draw:text-box>
              <text:p text:style-name="P2"><text:span text:style-name="T1">00</text:span></text:p>
            </draw:text-box>
          </draw:frame>
          <draw:frame draw:style-name="gr23" draw:text-style-name="P3" draw:layer="layout" svg:width="0.5cm" svg:height="0.5cm" svg:x="1cm" svg:y="19.75cm">
            <draw:text-box>
              <text:p text:style-name="P2"><text:span text:style-name="T1">10</text:span></text:p>
            </draw:text-box>
          </draw:frame>
          <draw:frame draw:style-name="gr23" draw:text-style-name="P3" draw:layer="layout" svg:width="0.5cm" svg:height="0.5cm" svg:x="1cm" svg:y="21.75cm">
            <draw:text-box>
              <text:p text:style-name="P2"><text:span text:style-name="T1">01</text:span></text:p>
            </draw:text-box>
          </draw:frame>
          <draw:frame draw:style-name="gr23" draw:text-style-name="P3" draw:layer="layout" svg:width="0.5cm" svg:height="0.5cm" svg:x="1cm" svg:y="23.75cm">
            <draw:text-box>
              <text:p text:style-name="P2"><text:span text:style-name="T1">11</text:span></text:p>
            </draw:text-box>
          </draw:frame>
          <draw:line draw:style-name="standard" draw:text-style-name="P1" draw:layer="layout" svg:x1="1.5cm" svg:y1="18cm" svg:x2="1.5cm" svg:y2="24cm">
            <text:p/>
          </draw:line>
        </draw:g>
        <draw:frame draw:style-name="gr23" draw:text-style-name="P3" draw:layer="layout" svg:width="0.5cm" svg:height="0.5cm" svg:x="10.25cm" svg:y="17.75cm">
          <draw:text-box>
            <text:p text:style-name="P2"><text:span text:style-name="T1">00</text:span></text:p>
          </draw:text-box>
        </draw:frame>
        <draw:frame draw:style-name="gr23" draw:text-style-name="P3" draw:layer="layout" svg:width="0.5cm" svg:height="0.5cm" svg:x="10.25cm" svg:y="19.75cm">
          <draw:text-box>
            <text:p text:style-name="P2"><text:span text:style-name="T1">10</text:span></text:p>
          </draw:text-box>
        </draw:frame>
        <draw:frame draw:style-name="gr23" draw:text-style-name="P3" draw:layer="layout" svg:width="0.5cm" svg:height="0.5cm" svg:x="10.25cm" svg:y="21.75cm">
          <draw:text-box>
            <text:p text:style-name="P2"><text:span text:style-name="T1">01</text:span></text:p>
          </draw:text-box>
        </draw:frame>
        <draw:frame draw:style-name="gr23" draw:text-style-name="P3" draw:layer="layout" svg:width="0.5cm" svg:height="0.5cm" svg:x="10.25cm" svg:y="23.75cm">
          <draw:text-box>
            <text:p text:style-name="P2"><text:span text:style-name="T1">11</text:span></text:p>
          </draw:text-box>
        </draw:frame>
        <draw:line draw:style-name="standard" draw:text-style-name="P1" draw:layer="layout" svg:x1="10.75cm" svg:y1="18cm" svg:x2="10.75cm" svg:y2="24cm">
          <text:p/>
        </draw:line>
      </draw:page>
      <draw:page draw:name="page2" draw:style-name="dp1" draw:master-page-name="Standard">
        <draw:line draw:style-name="gr24" draw:text-style-name="P1" draw:layer="layout" svg:x1="12.1cm" svg:y1="11.2cm" svg:x2="3.8cm" svg:y2="11.2cm">
          <text:p/>
        </draw:line>
        <draw:line draw:style-name="gr24" draw:text-style-name="P1" draw:layer="layout" svg:x1="18.2cm" svg:y1="11.2cm" svg:x2="12.1cm" svg:y2="11.2cm">
          <text:p/>
        </draw:line>
        <draw:line draw:style-name="gr25" draw:text-style-name="P1" draw:layer="layout" svg:x1="12.6cm" svg:y1="4.5cm" svg:x2="19.7cm" svg:y2="4.5cm">
          <text:p/>
        </draw:line>
        <draw:rect draw:style-name="gr26" draw:text-style-name="P1" draw:layer="layout" svg:width="7.8cm" svg:height="3.4cm" svg:x="4.3cm" svg:y="2cm">
          <text:p/>
        </draw:rect>
        <draw:line draw:style-name="gr27" draw:text-style-name="P1" draw:layer="layout" svg:x1="4.3cm" svg:y1="4.5cm" svg:x2="12.6cm" svg:y2="4.5cm">
          <text:p/>
        </draw:line>
        <draw:rect draw:style-name="gr28" draw:text-style-name="P1" draw:layer="layout" svg:width="1cm" svg:height="1cm" svg:x="4.7cm" svg:y="4cm">
          <text:p/>
        </draw:rect>
        <draw:rect draw:style-name="gr29" draw:text-style-name="P9" draw:layer="layout" svg:width="1cm" svg:height="1cm" svg:x="5.9cm" svg:y="4cm">
          <text:p text:style-name="P1"><text:span text:style-name="T2">L</text:span><text:span text:style-name="T5">Q</text:span><text:span text:style-name="T2"> {</text:span><text:span text:style-name="T6">.</text:span><text:span text:style-name="T2">}</text:span></text:p>
        </draw:rect>
        <draw:rect draw:style-name="gr30" draw:text-style-name="P9" draw:layer="layout" svg:width="0.998cm" svg:height="1cm" svg:x="7.102cm" svg:y="4cm">
          <text:p text:style-name="P1"><text:span text:style-name="T2">PCM</text:span></text:p>
          <text:p text:style-name="P1"><text:span text:style-name="T2">Coder</text:span></text:p>
        </draw:rect>
        <draw:rect draw:style-name="gr29" draw:text-style-name="P9" draw:layer="layout" svg:width="1cm" svg:height="1cm" svg:x="8.3cm" svg:y="4cm">
          <text:p text:style-name="P1"><text:span text:style-name="T2">Quell-</text:span></text:p>
          <text:p text:style-name="P1"><text:span text:style-name="T2">coder</text:span></text:p>
        </draw:rect>
        <draw:rect draw:style-name="gr29" draw:text-style-name="P9" draw:layer="layout" svg:width="1cm" svg:height="1cm" svg:x="9.5cm" svg:y="4cm">
          <text:p text:style-name="P1"><text:span text:style-name="T2">Versch-</text:span></text:p>
          <text:p text:style-name="P1"><text:span text:style-name="T2">lüsseln</text:span></text:p>
        </draw:rect>
        <draw:rect draw:style-name="gr29" draw:text-style-name="P9" draw:layer="layout" svg:width="1.1cm" svg:height="1cm" svg:x="10.7cm" svg:y="4cm">
          <text:p text:style-name="P1"><text:span text:style-name="T2">Kanal-</text:span></text:p>
          <text:p text:style-name="P1"><text:span text:style-name="T2">coder</text:span></text:p>
        </draw:rect>
        <draw:custom-shape draw:style-name="gr31" draw:text-style-name="P1" draw:layer="layout" svg:width="0.538cm" svg:height="3.4cm" draw:transform="rotate (-1.57079632679579) translate (8.1cm 3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10" draw:layer="layout" svg:width="1.038cm" svg:height="0.555cm" svg:x="5.981cm" svg:y="2.709cm">
          <draw:text-box>
            <text:p><text:span text:style-name="T7">ADC</text:span></text:p>
          </draw:text-box>
        </draw:frame>
        <draw:frame draw:style-name="gr33" draw:text-style-name="P10" draw:layer="layout" svg:width="1.343cm" svg:height="0.556cm" svg:x="9.308cm" svg:y="2.622cm">
          <draw:text-box>
            <text:p><text:span text:style-name="T7">Coder</text:span></text:p>
          </draw:text-box>
        </draw:frame>
        <draw:line draw:style-name="gr34" draw:text-style-name="P1" draw:layer="layout" svg:x1="5.2cm" svg:y1="4.1cm" svg:x2="5.2cm" svg:y2="4.9cm">
          <text:p/>
        </draw:line>
        <draw:rect draw:style-name="gr26" draw:text-style-name="P1" draw:layer="layout" svg:width="5.6cm" svg:height="3.4cm" svg:x="12.6cm" svg:y="2cm">
          <text:p/>
        </draw:rect>
        <draw:rect draw:style-name="gr35" draw:text-style-name="P9" draw:layer="layout" svg:width="2.4cm" svg:height="1cm" svg:x="12.9cm" svg:y="4cm">
          <text:p text:style-name="P1"><text:span text:style-name="T2">Line-Coder,</text:span></text:p>
          <text:p text:style-name="P1"><text:span text:style-name="T2">Impulsformung</text:span></text:p>
        </draw:rect>
        <draw:rect draw:style-name="gr29" draw:text-style-name="P9" draw:layer="layout" svg:width="1cm" svg:height="1cm" svg:x="16.9cm" svg:y="4cm">
          <text:p text:style-name="P1"><text:span text:style-name="T2">Mod-</text:span></text:p>
          <text:p text:style-name="P1"><text:span text:style-name="T2">ulator</text:span></text:p>
        </draw:rect>
        <draw:frame draw:style-name="gr36" draw:text-style-name="P10" draw:layer="layout" svg:width="2.191cm" svg:height="0.555cm" svg:x="14.405cm" svg:y="2.709cm">
          <draw:text-box>
            <text:p><text:span text:style-name="T7">Modulator</text:span></text:p>
          </draw:text-box>
        </draw:frame>
        <draw:rect draw:style-name="gr37" draw:text-style-name="P1" draw:layer="layout" svg:width="2.4cm" svg:height="2cm" svg:x="18.5cm" svg:y="6cm">
          <text:p text:style-name="P1">Kanal</text:p>
        </draw:rect>
        <draw:line draw:style-name="gr38" draw:text-style-name="P1" draw:layer="layout" svg:x1="19.7cm" svg:y1="4.5cm" svg:x2="19.7cm" svg:y2="6cm">
          <text:p/>
        </draw:line>
        <draw:line draw:style-name="gr39" draw:text-style-name="P1" draw:layer="layout" svg:x1="19.7cm" svg:y1="8cm" svg:x2="19.7cm" svg:y2="11.2cm">
          <text:p/>
        </draw:line>
        <draw:line draw:style-name="gr24" draw:text-style-name="P1" draw:layer="layout" svg:x1="19.7cm" svg:y1="11.2cm" svg:x2="18.2cm" svg:y2="11.2cm">
          <text:p/>
        </draw:line>
        <draw:rect draw:style-name="gr26" draw:text-style-name="P1" draw:layer="layout" svg:width="5.6cm" svg:height="3.4cm" svg:x="12.6cm" svg:y="8.7cm">
          <text:p/>
        </draw:rect>
        <draw:rect draw:style-name="gr29" draw:text-style-name="P9" draw:layer="layout" svg:width="1.1cm" svg:height="1cm" svg:x="12.9cm" svg:y="10.7cm">
          <text:p text:style-name="P1"><text:span text:style-name="T2">Ent-</text:span></text:p>
          <text:p text:style-name="P1"><text:span text:style-name="T2">scheider</text:span></text:p>
        </draw:rect>
        <draw:rect draw:style-name="gr29" draw:text-style-name="P9" draw:layer="layout" svg:width="1.1cm" svg:height="1cm" svg:x="16.8cm" svg:y="10.7cm">
          <text:p text:style-name="P1"><text:span text:style-name="T2">Demod-</text:span></text:p>
          <text:p text:style-name="P1"><text:span text:style-name="T2">ulator</text:span></text:p>
        </draw:rect>
        <draw:frame draw:style-name="gr40" draw:text-style-name="P10" draw:layer="layout" svg:width="2.814cm" svg:height="0.556cm" svg:x="14.193cm" svg:y="9.409cm">
          <draw:text-box>
            <text:p><text:span text:style-name="T7">Demodulator</text:span></text:p>
          </draw:text-box>
        </draw:frame>
        <draw:rect draw:style-name="gr29" draw:text-style-name="P9" draw:layer="layout" svg:width="1.1cm" svg:height="1cm" svg:x="14.2cm" svg:y="10.7cm">
          <text:p text:style-name="P1"><text:span text:style-name="T2">MF</text:span></text:p>
        </draw:rect>
        <draw:rect draw:style-name="gr29" draw:text-style-name="P9" draw:layer="layout" svg:width="1.1cm" svg:height="1cm" svg:x="15.5cm" svg:y="10.7cm">
          <text:p text:style-name="P1"><text:span text:style-name="T2">Ent-</text:span></text:p>
          <text:p text:style-name="P1"><text:span text:style-name="T2">zerrer</text:span></text:p>
        </draw:rect>
        <draw:rect draw:style-name="gr26" draw:text-style-name="P1" draw:layer="layout" svg:width="7.8cm" svg:height="3.4cm" svg:x="4.3cm" svg:y="8.7cm">
          <text:p/>
        </draw:rect>
        <draw:rect draw:style-name="gr29" draw:text-style-name="P9" draw:layer="layout" svg:width="1.9cm" svg:height="1cm" svg:x="4.7cm" svg:y="10.7cm">
          <text:p text:style-name="P1"><text:span text:style-name="T2">Rekonstr.</text:span></text:p>
          <text:p text:style-name="P1"><text:span text:style-name="T2">Tiefpass</text:span></text:p>
        </draw:rect>
        <draw:rect draw:style-name="gr30" draw:text-style-name="P9" draw:layer="layout" svg:width="1.1cm" svg:height="1cm" svg:x="6.9cm" svg:y="10.7cm">
          <text:p text:style-name="P1"><text:span text:style-name="T2">PCM</text:span></text:p>
          <text:p text:style-name="P1"><text:span text:style-name="T2">Decoder</text:span></text:p>
        </draw:rect>
        <draw:rect draw:style-name="gr29" draw:text-style-name="P9" draw:layer="layout" svg:width="1.1cm" svg:height="1cm" svg:x="8.2cm" svg:y="10.7cm">
          <text:p text:style-name="P1"><text:span text:style-name="T2">Quell-</text:span></text:p>
          <text:p text:style-name="P1"><text:span text:style-name="T2">decoder</text:span></text:p>
        </draw:rect>
        <draw:rect draw:style-name="gr29" draw:text-style-name="P9" draw:layer="layout" svg:width="1cm" svg:height="1cm" svg:x="9.5cm" svg:y="10.7cm">
          <text:p text:style-name="P1"><text:span text:style-name="T2">Entsch-</text:span></text:p>
          <text:p text:style-name="P1"><text:span text:style-name="T2">lüsseln</text:span></text:p>
        </draw:rect>
        <draw:rect draw:style-name="gr29" draw:text-style-name="P9" draw:layer="layout" svg:width="1.1cm" svg:height="1cm" svg:x="10.7cm" svg:y="10.7cm">
          <text:p text:style-name="P1"><text:span text:style-name="T2">Kanal-</text:span></text:p>
          <text:p text:style-name="P1"><text:span text:style-name="T2">decoder</text:span></text:p>
        </draw:rect>
        <draw:custom-shape draw:style-name="gr31" draw:text-style-name="P1" draw:layer="layout" svg:width="0.538cm" svg:height="3.4cm" draw:transform="rotate (-1.57079632679579) translate (8.1cm 10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10" draw:layer="layout" svg:width="1.038cm" svg:height="0.556cm" svg:x="5.981cm" svg:y="9.409cm">
          <draw:text-box>
            <text:p><text:span text:style-name="T7">DAC</text:span></text:p>
          </draw:text-box>
        </draw:frame>
        <draw:frame draw:style-name="gr42" draw:text-style-name="P10" draw:layer="layout" svg:width="1.861cm" svg:height="0.556cm" svg:x="9.02cm" svg:y="9.409cm">
          <draw:text-box>
            <text:p><text:span text:style-name="T7">Decoder</text:span></text:p>
          </draw:text-box>
        </draw:frame>
        <draw:rect draw:style-name="gr37" draw:text-style-name="P1" draw:layer="layout" svg:width="1.8cm" svg:height="1.8cm" svg:x="2cm" svg:y="3.6cm">
          <text:p text:style-name="P1">AAF</text:p>
        </draw:rect>
        <draw:rect draw:style-name="gr37" draw:text-style-name="P1" draw:layer="layout" svg:width="1.8cm" svg:height="1.8cm" svg:x="2cm" svg:y="10.3cm">
          <text:p text:style-name="P1">AV</text:p>
        </draw:rect>
        <draw:line draw:style-name="gr27" draw:text-style-name="P1" draw:layer="layout" svg:x1="1.5cm" svg:y1="4.535cm" svg:x2="2cm" svg:y2="4.535cm">
          <text:p/>
        </draw:line>
        <draw:ellipse draw:style-name="gr37" draw:text-style-name="P1" draw:layer="layout" svg:width="1.4cm" svg:height="1.3cm" svg:x="0.1cm" svg:y="3.9cm">
          <text:p text:style-name="P1">Q</text:p>
        </draw:ellipse>
        <draw:line draw:style-name="gr27" draw:text-style-name="P1" draw:layer="layout" svg:x1="3.8cm" svg:y1="4.5cm" svg:x2="4.3cm" svg:y2="4.5cm">
          <text:p/>
        </draw:line>
        <draw:line draw:style-name="gr27" draw:text-style-name="P1" draw:layer="layout" svg:x1="2cm" svg:y1="11.2cm" svg:x2="1.5cm" svg:y2="11.2cm">
          <text:p/>
        </draw:line>
        <draw:ellipse draw:style-name="gr37" draw:text-style-name="P1" draw:layer="layout" svg:width="1.4cm" svg:height="1.3cm" svg:x="0.1cm" svg:y="10.6cm">
          <text:p text:style-name="P1">S</text:p>
        </draw:ellipse>
      </draw:page>
      <draw:page draw:name="page3" draw:style-name="dp1" draw:master-page-name="Standard">
        <draw:frame draw:style-name="gr43" draw:text-style-name="P1" draw:layer="layout" svg:width="5.58cm" svg:height="3.77cm" svg:x="4.52cm" svg:y="2.23cm">
          <draw:image xlink:href="Pictures/200003CA00001A8600001A86AC9179A3.wmf" xlink:type="simple" xlink:show="embed" xlink:actuate="onLoad">
            <text:p/>
          </draw:image>
        </draw:frame>
      </draw:page>
      <draw:page draw:name="page4" draw:style-name="dp1" draw:master-page-name="Standard">
        <draw:polygon draw:style-name="gr44" draw:text-style-name="P11" draw:layer="layout" svg:width="2.999cm" svg:height="1.599cm" svg:x="8cm" svg:y="2.8cm" svg:viewBox="0 0 3000 1600" draw:points="1500,1600 0,1600 0,0 3000,0 3000,1600">
          <text:p text:style-name="P1"><text:span text:style-name="T8">Mached</text:span></text:p>
          <text:p text:style-name="P1"><text:span text:style-name="T8">Filter</text:span></text:p>
        </draw:polygon>
        <draw:rect draw:style-name="gr45" draw:text-style-name="P11" draw:layer="layout" svg:width="3cm" svg:height="1.6cm" svg:x="8cm" svg:y="5.6cm">
          <text:p text:style-name="P1"><text:span text:style-name="T8">Korrelator</text:span></text:p>
        </draw:rect>
        <draw:frame draw:style-name="gr43" draw:text-style-name="P1" draw:layer="layout" svg:width="2.3cm" svg:height="2cm" svg:x="3.3cm" svg:y="4cm">
          <draw:image xlink:href="Pictures/200002D400001A8600001A86749026CA.wmf" xlink:type="simple" xlink:show="embed" xlink:actuate="onLoad">
            <text:p/>
          </draw:image>
        </draw:frame>
        <draw:frame draw:style-name="gr43" draw:text-style-name="P1" draw:layer="layout" svg:width="3.989cm" svg:height="1.989cm" svg:x="12.276cm" svg:y="2.6cm">
          <draw:image xlink:href="Pictures/2000037900001A8600001A8636B31C5A.wmf" xlink:type="simple" xlink:show="embed" xlink:actuate="onLoad">
            <text:p/>
          </draw:image>
        </draw:frame>
        <draw:frame draw:style-name="gr43" draw:text-style-name="P1" draw:layer="layout" svg:width="4.38cm" svg:height="2cm" svg:x="12.3cm" svg:y="5.4cm">
          <draw:image xlink:href="Pictures/2000019400001A8600001A869FE057C8.wmf" xlink:type="simple" xlink:show="embed" xlink:actuate="onLoad">
            <text:p/>
          </draw:image>
        </draw:frame>
        <draw:line draw:style-name="gr24" draw:text-style-name="P1" draw:layer="layout" svg:x1="7cm" svg:y1="3.6cm" svg:x2="8cm" svg:y2="3.6cm">
          <text:p/>
        </draw:line>
        <draw:line draw:style-name="gr24" draw:text-style-name="P1" draw:layer="layout" svg:x1="7cm" svg:y1="6.4cm" svg:x2="8cm" svg:y2="6.4cm">
          <text:p/>
        </draw:line>
        <draw:line draw:style-name="gr24" draw:text-style-name="P1" draw:layer="layout" svg:x1="11cm" svg:y1="3.6cm" svg:x2="12cm" svg:y2="3.6cm">
          <text:p/>
        </draw:line>
        <draw:line draw:style-name="gr24" draw:text-style-name="P1" draw:layer="layout" svg:x1="11cm" svg:y1="6.4cm" svg:x2="12cm" svg:y2="6.4cm">
          <text:p/>
        </draw:line>
        <draw:line draw:style-name="gr39" draw:text-style-name="P1" draw:layer="layout" svg:x1="7cm" svg:y1="3.6cm" svg:x2="7cm" svg:y2="6.4cm">
          <text:p/>
        </draw:line>
        <draw:line draw:style-name="gr46" draw:text-style-name="P1" draw:layer="layout" svg:x1="6cm" svg:y1="5cm" svg:x2="7cm" svg:y2="5cm">
          <text:p/>
        </draw:line>
        <draw:line draw:style-name="gr5" draw:text-style-name="P1" draw:layer="layout" svg:x1="14.27cm" svg:y1="2.47cm" svg:x2="14.27cm" svg:y2="7.67cm">
          <text:p/>
        </draw:line>
        <draw:line draw:style-name="gr47" draw:text-style-name="P1" draw:layer="layout" svg:x1="3.5cm" svg:y1="3.6cm" svg:x2="5.3cm" svg:y2="3.6cm">
          <text:p text:style-name="P1"><text:s text:c="3"/><text:span text:style-name="T9">T</text:span><text:span text:style-name="T10">0</text:span></text:p>
        </draw:line>
        <draw:frame draw:style-name="gr48" draw:text-style-name="P12" draw:layer="layout" svg:width="0.418cm" svg:height="0.513cm" svg:x="12.3cm" svg:y="7.6cm">
          <draw:text-box>
            <text:p><text:span text:style-name="T9">0</text:span></text:p>
          </draw:text-box>
        </draw:frame>
        <draw:frame draw:style-name="gr48" draw:text-style-name="P12" draw:layer="layout" svg:width="0.604cm" svg:height="0.513cm" svg:x="13.982cm" svg:y="7.687cm">
          <draw:text-box>
            <text:p><text:span text:style-name="T9">T</text:span><text:span text:style-name="T10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500%" draw:distance="5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1cm" draw:marker-start-center="false" draw:marker-end-width="0.1cm" draw:marker-end-center="false" draw:fill="solid" draw:fill-color="#99ccff" draw:fill-gradient-name="Gradient_20_7" draw:fill-hatch-name="Hatch_20_46" draw:fill-image-name="Bitmape_20_1" draw:fill-image-width="0cm" draw:fill-image-height="0cm" draw:textarea-horizontal-align="left" draw:textarea-vertical-align="bottom" fo:padding-lef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ing_20_4" style:display-name="Heading 4" style:family="graphic">
      <style:paragraph-properties style:text-autospace="none"/>
      <style:text-properties fo:color="#000000" fo:font-family="Serif" style:font-family-generic="roman" fo:font-size="12pt" fo:font-style="italic" style:text-underline-style="none" fo:font-weight="normal" style:font-family-asian="Serif" style:font-family-generic-asian="roman" style:font-size-asian="12pt" style:font-style-asian="italic" style:font-weight-asian="normal" style:font-family-complex="Serif" style:font-family-generic-complex="roman" style:font-size-complex="12pt" style:font-style-complex="italic" style:font-weight-complex="normal"/>
    </style:style>
    <style:style style:name="Ordered_20_List_20_5" style:display-name="Ordered List 5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Ordered_20_List_20_1" style:display-name="Ordered List 1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Text_20_Output" style:display-name="Text Output" style:family="graphic">
      <style:paragraph-properties style:text-autospace="none"/>
      <style:text-properties fo:color="#0000ff" fo:font-family="'Courier New'" style:font-family-generic="modern" style:font-pitch="fixed" fo:font-size="12pt" fo:font-style="normal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/>
    </style:style>
    <style:style style:name="Bullet_20_Item" style:display-name="Bullet Item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Equation_20_Label" style:display-name="Equation Label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bold" style:font-family-asian="'Times New Roman'" style:font-family-generic-asian="roman" style:font-size-asian="12pt" style:font-style-asian="normal" style:font-weight-asian="bold" style:font-family-complex="'Times New Roman'" style:font-family-generic-complex="roman" style:font-size-complex="12pt" style:font-style-complex="normal" style:font-weight-complex="bold"/>
    </style:style>
    <style:style style:name="Author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Diagnostic" style:family="graphic">
      <style:paragraph-properties style:text-autospace="none"/>
      <style:text-properties fo:color="#287828" fo:font-family="'Courier New'" style:font-family-generic="modern" style:font-pitch="fixed" fo:font-size="12pt" fo:font-style="normal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/>
    </style:style>
    <style:style style:name="Heading_20_2" style:display-name="Heading 2" style:family="graphic">
      <style:paragraph-properties style:text-autospace="none"/>
      <style:text-properties fo:color="#000000" fo:font-family="Serif" style:font-family-generic="roman" fo:font-size="16pt" fo:font-style="normal" style:text-underline-style="none" fo:font-weight="bold" style:font-family-asian="Serif" style:font-family-generic-asian="roman" style:font-size-asian="16pt" style:font-style-asian="normal" style:font-weight-asian="bold" style:font-family-complex="Serif" style:font-family-generic-complex="roman" style:font-size-complex="16pt" style:font-style-complex="normal" style:font-weight-complex="bold"/>
    </style:style>
    <style:style style:name="Page_20_Number" style:display-name="Page Number" style:family="graphic">
      <style:paragraph-properties style:text-autospace="none"/>
      <style:text-properties fo:color="#000000" fo:font-family="'Times New Roman'" style:font-family-generic="roman" fo:font-size="10pt" fo:font-style="normal" style:text-underline-style="none" fo:font-weight="normal" style:font-family-asian="'Times New Roman'" style:font-family-generic-asian="roman" style:font-size-asian="10pt" style:font-style-asian="normal" style:font-weight-asian="normal" style:font-family-complex="'Times New Roman'" style:font-family-generic-complex="roman" style:font-size-complex="10pt" style:font-style-complex="normal" style:font-weight-complex="normal"/>
    </style:style>
    <style:style style:name="Ordered_20_List_20_3" style:display-name="Ordered List 3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Maple_20_Plot" style:display-name="Maple Plot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Normal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Maple_20_Input" style:display-name="Maple Input" style:family="graphic">
      <style:paragraph-properties style:text-autospace="none"/>
      <style:text-properties fo:color="#ff0000" fo:font-family="'Courier New'" style:font-family-generic="modern" style:font-pitch="fixed" fo:font-size="12pt" fo:font-style="normal" style:text-underline-style="none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Annotation_20_Title" style:display-name="Annotation Title" style:family="graphic">
      <style:paragraph-properties style:text-autospace="none"/>
      <style:text-properties fo:color="#000000" fo:font-family="'Times New Roman'" style:font-family-generic="roman" fo:font-size="18pt" fo:font-style="normal" style:text-underline-style="none" fo:font-weight="bold" style:font-family-asian="'Times New Roman'" style:font-family-generic-asian="roman" style:font-size-asian="18pt" style:font-style-asian="normal" style:font-weight-asian="bold" style:font-family-complex="'Times New Roman'" style:font-family-generic-complex="roman" style:font-size-complex="18pt" style:font-style-complex="normal" style:font-weight-complex="bold"/>
    </style:style>
    <style:style style:name="_32_D_20_Output" style:display-name="2D Output" style:family="graphic">
      <style:paragraph-properties style:text-autospace="none"/>
      <style:text-properties fo:color="#0000ff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_32_D_20_Inert_20_Output" style:display-name="2D Inert Output" style:family="graphic">
      <style:paragraph-properties style:text-autospace="none"/>
      <style:text-properties fo:color="#90909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Dictionary_20_Hyperlink" style:display-name="Dictionary Hyperlink" style:family="graphic">
      <style:paragraph-properties style:text-autospace="none"/>
      <style:text-properties fo:color="#93000f" fo:font-family="Serif" style:font-family-generic="roman" fo:font-size="12pt" fo:font-style="normal" style:text-underline-style="solid" style:text-underline-width="auto" style:text-underline-color="font-color" fo:font-weight="normal" style:font-family-asian="Serif" style:font-family-generic-asian="roman" style:font-size-asian="12pt" style:font-style-asian="normal" style:font-weight-asian="normal" style:font-family-complex="Serif" style:font-family-generic-complex="roman" style:font-size-complex="12pt" style:font-style-complex="normal" style:font-weight-complex="normal"/>
    </style:style>
    <style:style style:name="Dash_20_Item" style:display-name="Dash Item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Heading_20_3" style:display-name="Heading 3" style:family="graphic">
      <style:paragraph-properties style:text-autospace="none"/>
      <style:text-properties fo:color="#000000" fo:font-family="Serif" style:font-family-generic="roman" fo:font-size="14pt" fo:font-style="italic" style:text-underline-style="none" fo:font-weight="bold" style:font-family-asian="Serif" style:font-family-generic-asian="roman" style:font-size-asian="14pt" style:font-style-asian="italic" style:font-weight-asian="bold" style:font-family-complex="Serif" style:font-family-generic-complex="roman" style:font-size-complex="14pt" style:font-style-complex="italic" style:font-weight-complex="bold"/>
    </style:style>
    <style:style style:name="Ordered_20_List_20_4" style:display-name="Ordered List 4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Maple_20_Output" style:display-name="Maple Output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List_20_Item" style:display-name="List Item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_32_D_20_Input" style:display-name="2D Input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Line_20_Printed_20_Output" style:display-name="Line Printed Output" style:family="graphic">
      <style:paragraph-properties style:text-autospace="none"/>
      <style:text-properties fo:color="#0000ff" fo:font-family="'Courier New'" style:font-family-generic="modern" style:font-pitch="fixed" fo:font-size="12pt" fo:font-style="normal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/>
    </style:style>
    <style:style style:name="Maple_20_Input_20_Placeholder" style:display-name="Maple Input Placeholder" style:family="graphic">
      <style:paragraph-properties style:text-autospace="none"/>
      <style:text-properties fo:color="#c800c8" fo:font-family="'Courier New'" style:font-family-generic="modern" style:font-pitch="fixed" fo:font-size="12pt" fo:font-style="normal" style:text-underline-style="none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_32_D_20_Math" style:display-name="2D Math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Error" style:family="graphic">
      <style:paragraph-properties style:text-autospace="none"/>
      <style:text-properties fo:color="#ff00ff" fo:font-family="'Courier New'" style:font-family-generic="modern" style:font-pitch="fixed" fo:font-size="12pt" fo:font-style="normal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/>
    </style:style>
    <style:style style:name="Warning" style:family="graphic">
      <style:paragraph-properties style:text-autospace="none"/>
      <style:text-properties fo:color="#0000ff" fo:font-family="'Courier New'" style:font-family-generic="modern" style:font-pitch="fixed" fo:font-size="12pt" fo:font-style="normal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/>
    </style:style>
    <style:style style:name="Heading_20_1" style:display-name="Heading 1" style:family="graphic">
      <style:paragraph-properties style:text-autospace="none"/>
      <style:text-properties fo:color="#000000" fo:font-family="Serif" style:font-family-generic="roman" fo:font-size="18pt" fo:font-style="normal" style:text-underline-style="none" fo:font-weight="bold" style:font-family-asian="Serif" style:font-family-generic-asian="roman" style:font-size-asian="18pt" style:font-style-asian="normal" style:font-weight-asian="bold" style:font-family-complex="Serif" style:font-family-generic-complex="roman" style:font-size-complex="18pt" style:font-style-complex="normal" style:font-weight-complex="bold"/>
    </style:style>
    <style:style style:name="Annotation_20_Text" style:display-name="Annotation Text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Title" style:family="graphic">
      <style:paragraph-properties style:text-autospace="none"/>
      <style:text-properties fo:color="#000000" fo:font-family="'Times New Roman'" style:font-family-generic="roman" fo:font-size="18pt" fo:font-style="normal" style:text-underline-style="none" fo:font-weight="bold" style:font-family-asian="'Times New Roman'" style:font-family-generic-asian="roman" style:font-size-asian="18pt" style:font-style-asian="normal" style:font-weight-asian="bold" style:font-family-complex="'Times New Roman'" style:font-family-generic-complex="roman" style:font-size-complex="18pt" style:font-style-complex="normal" style:font-weight-complex="bold"/>
    </style:style>
    <style:style style:name="Ordered_20_List_20_2" style:display-name="Ordered List 2" style:family="graphic">
      <style:paragraph-properties style:text-autospace="none"/>
      <style:text-properties fo:color="#000000" fo:font-family="'Times New Roman'" style:font-family-generic="roman" fo:font-size="12pt" fo:font-style="normal" style:text-underline-style="none" fo:font-weight="normal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Hyperlink" style:family="graphic">
      <style:paragraph-properties style:text-autospace="none"/>
      <style:text-properties fo:color="#008080" fo:font-family="Serif" style:font-family-generic="roman" fo:font-size="12pt" fo:font-style="normal" style:text-underline-style="solid" style:text-underline-width="auto" style:text-underline-color="font-color" fo:font-weight="normal" style:font-family-asian="Serif" style:font-family-generic-asian="roman" style:font-size-asian="12pt" style:font-style-asian="normal" style:font-weight-asian="normal" style:font-family-complex="Serif" style:font-family-generic-complex="roman" style:font-size-complex="12pt" style:font-style-complex="normal" style:font-weight-complex="normal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6-21T13:25:03</meta:creation-date>
    <dc:date>2008-10-27T12:16:02.70</dc:date>
    <meta:editing-cycles>12</meta:editing-cycles>
    <meta:editing-duration>PT04H19M35S</meta:editing-duration>
    <dc:creator>Andreas Neubauer</dc:creator>
    <meta:document-statistic meta:object-count="345"/>
    <meta:user-defined meta:name="Info 1"/>
    <meta:user-defined meta:name="Info 2"/>
    <meta:user-defined meta:name="Info 3"/>
    <meta:user-defined meta:name="Info 4"/>
  </office:meta>
</office:document-meta>
</file>